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306in" fo:margin-left="0in" table:align="left"/>
    </style:style>
    <style:style style:name="Table1.A" style:family="table-column">
      <style:table-column-properties style:column-width="0.6806in"/>
    </style:style>
    <style:style style:name="Table1.B" style:family="table-column">
      <style:table-column-properties style:column-width="6.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306in" fo:margin-left="0in" table:align="left"/>
    </style:style>
    <style:style style:name="Table2.A" style:family="table-column">
      <style:table-column-properties style:column-width="0.5556in"/>
    </style:style>
    <style:style style:name="Table2.B" style:family="table-column">
      <style:table-column-properties style:column-width="1.5in"/>
    </style:style>
    <style:style style:name="Table2.C" style:family="table-column">
      <style:table-column-properties style:column-width="4.87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304c8" officeooo:paragraph-rsid="000304c8"/>
    </style:style>
    <style:style style:name="P2" style:family="paragraph" style:parent-style-name="Standard">
      <style:text-properties style:font-name="DejaVu Sans" fo:font-size="13pt" officeooo:rsid="00075338" officeooo:paragraph-rsid="00075338" style:font-size-asian="13pt" style:font-size-complex="13pt"/>
    </style:style>
    <style:style style:name="P3" style:family="paragraph" style:parent-style-name="Standard">
      <style:text-properties style:font-name="DejaVu Sans" fo:font-size="13pt" officeooo:rsid="0008ec88" officeooo:paragraph-rsid="0008ec88" style:font-size-asian="13pt" style:font-size-complex="13pt"/>
    </style:style>
    <style:style style:name="P4" style:family="paragraph" style:parent-style-name="Standard">
      <style:text-properties style:font-name="DejaVu Sans" fo:font-size="13pt" officeooo:rsid="000a52f3" officeooo:paragraph-rsid="000a52f3" style:font-size-asian="13pt" style:font-size-complex="13pt"/>
    </style:style>
    <style:style style:name="P5" style:family="paragraph" style:parent-style-name="Standard">
      <style:text-properties style:font-name="DejaVu Sans" fo:font-size="13pt" officeooo:rsid="000b755e" officeooo:paragraph-rsid="000b755e" style:font-size-asian="13pt" style:font-size-complex="13pt"/>
    </style:style>
    <style:style style:name="P6" style:family="paragraph" style:parent-style-name="Standard">
      <style:text-properties style:font-name="DejaVu Sans" fo:font-size="13pt" officeooo:rsid="000d0ed9" officeooo:paragraph-rsid="000d0ed9" style:font-size-asian="13pt" style:font-size-complex="13pt"/>
    </style:style>
    <style:style style:name="P7" style:family="paragraph" style:parent-style-name="Standard">
      <style:text-properties style:font-name="DejaVu Sans" fo:font-size="13pt" officeooo:rsid="003a878e" officeooo:paragraph-rsid="003a878e" style:font-size-asian="13pt" style:font-size-complex="13pt"/>
    </style:style>
    <style:style style:name="P8" style:family="paragraph" style:parent-style-name="Standard">
      <style:text-properties style:font-name="DejaVu Sans" fo:font-size="13pt" officeooo:rsid="0043b161" officeooo:paragraph-rsid="0043b161" style:font-size-asian="13pt" style:font-size-complex="13pt"/>
    </style:style>
    <style:style style:name="P9" style:family="paragraph" style:parent-style-name="Standard">
      <style:text-properties style:font-name="DejaVu Sans" fo:font-size="13pt" officeooo:rsid="00442707" officeooo:paragraph-rsid="00442707" style:font-size-asian="13pt" style:font-size-complex="13pt"/>
    </style:style>
    <style:style style:name="P10" style:family="paragraph" style:parent-style-name="Standard">
      <style:text-properties style:font-name="DejaVu Sans" fo:font-size="13pt" officeooo:rsid="00442707" officeooo:paragraph-rsid="009a6fb7" style:font-size-asian="13pt" style:font-size-complex="13pt"/>
    </style:style>
    <style:style style:name="P11" style:family="paragraph" style:parent-style-name="Standard">
      <style:text-properties style:font-name="DejaVu Sans" fo:font-size="13pt" officeooo:rsid="0045c4e2" officeooo:paragraph-rsid="0045c4e2" style:font-size-asian="13pt" style:font-size-complex="13pt"/>
    </style:style>
    <style:style style:name="P12" style:family="paragraph" style:parent-style-name="Standard">
      <style:text-properties style:font-name="DejaVu Sans" fo:font-size="13pt" fo:font-weight="bold" officeooo:rsid="00075338" officeooo:paragraph-rsid="00075338" style:font-size-asian="13pt" style:font-weight-asian="bold" style:font-size-complex="13pt" style:font-weight-complex="bold"/>
    </style:style>
    <style:style style:name="P13" style:family="paragraph" style:parent-style-name="Standard">
      <style:text-properties style:font-name="DejaVu Sans" fo:font-size="13pt" fo:font-weight="bold" officeooo:rsid="0008ec88" officeooo:paragraph-rsid="0008ec88" style:font-size-asian="13pt" style:font-weight-asian="bold" style:font-size-complex="13pt" style:font-weight-complex="bold"/>
    </style:style>
    <style:style style:name="P14" style:family="paragraph" style:parent-style-name="Standard">
      <style:text-properties style:font-name="DejaVu Sans" fo:font-size="13pt" fo:font-weight="bold" officeooo:rsid="000b755e" officeooo:paragraph-rsid="000b755e" style:font-size-asian="13pt" style:font-weight-asian="bold" style:font-size-complex="13pt" style:font-weight-complex="bold"/>
    </style:style>
    <style:style style:name="P15" style:family="paragraph" style:parent-style-name="Standard">
      <style:text-properties style:font-name="DejaVu Sans" fo:font-size="13pt" fo:font-weight="bold" officeooo:rsid="000d0ed9" officeooo:paragraph-rsid="000d0ed9" style:font-size-asian="13pt" style:font-weight-asian="bold" style:font-size-complex="13pt" style:font-weight-complex="bold"/>
    </style:style>
    <style:style style:name="P16" style:family="paragraph" style:parent-style-name="Standard">
      <style:text-properties style:font-name="DejaVu Sans" fo:font-size="13pt" fo:font-weight="bold" officeooo:rsid="003a878e" officeooo:paragraph-rsid="003a878e" style:font-size-asian="13pt" style:font-weight-asian="bold" style:font-size-complex="13pt" style:font-weight-complex="bold"/>
    </style:style>
    <style:style style:name="P17" style:family="paragraph" style:parent-style-name="Standard">
      <style:text-properties style:font-name="DejaVu Sans" fo:font-size="13pt" fo:font-weight="bold" officeooo:rsid="003a878e" officeooo:paragraph-rsid="0043b161" style:font-size-asian="13pt" style:font-weight-asian="bold" style:font-size-complex="13pt" style:font-weight-complex="bold"/>
    </style:style>
    <style:style style:name="P18" style:family="paragraph" style:parent-style-name="Standard">
      <style:text-properties style:font-name="DejaVu Sans" fo:font-size="13pt" fo:font-weight="bold" officeooo:rsid="003a878e" officeooo:paragraph-rsid="00442707" style:font-size-asian="13pt" style:font-weight-asian="bold" style:font-size-complex="13pt" style:font-weight-complex="bold"/>
    </style:style>
    <style:style style:name="P19" style:family="paragraph" style:parent-style-name="Standard">
      <style:text-properties style:font-name="DejaVu Sans" fo:font-size="13pt" fo:font-weight="bold" officeooo:rsid="003a878e" officeooo:paragraph-rsid="0045c4e2" style:font-size-asian="13pt" style:font-weight-asian="bold" style:font-size-complex="13pt" style:font-weight-complex="bold"/>
    </style:style>
    <style:style style:name="P20" style:family="paragraph" style:parent-style-name="Standard">
      <style:text-properties style:font-name="DejaVu Sans" fo:font-size="13pt" fo:font-weight="bold" officeooo:rsid="003a878e" officeooo:paragraph-rsid="009a6fb7" style:font-size-asian="13pt" style:font-weight-asian="bold" style:font-size-complex="13pt" style:font-weight-complex="bold"/>
    </style:style>
    <style:style style:name="P21" style:family="paragraph" style:parent-style-name="Standard">
      <style:text-properties style:font-name="DejaVu Sans" fo:font-size="13pt" fo:font-weight="bold" officeooo:rsid="003a878e" officeooo:paragraph-rsid="009c1983" style:font-size-asian="13pt" style:font-weight-asian="bold" style:font-size-complex="13pt" style:font-weight-complex="bold"/>
    </style:style>
    <style:style style:name="P22" style:family="paragraph" style:parent-style-name="Standard">
      <style:text-properties style:font-name="DejaVu Sans" fo:font-size="13pt" fo:font-weight="bold" officeooo:rsid="003a878e" officeooo:paragraph-rsid="009e03a6" style:font-size-asian="13pt" style:font-weight-asian="bold" style:font-size-complex="13pt" style:font-weight-complex="bold"/>
    </style:style>
    <style:style style:name="P23" style:family="paragraph" style:parent-style-name="Standard">
      <style:text-properties style:font-name="DejaVu Sans" fo:font-size="12pt" officeooo:paragraph-rsid="009a6fb7" style:font-size-asian="12pt" style:font-size-complex="12pt"/>
    </style:style>
    <style:style style:name="P24" style:family="paragraph" style:parent-style-name="Standard">
      <style:text-properties style:font-name="DejaVu Sans" fo:font-size="12pt" officeooo:rsid="0045c4e2" officeooo:paragraph-rsid="009a6fb7" style:font-size-asian="12pt" style:font-size-complex="12pt"/>
    </style:style>
    <style:style style:name="P25" style:family="paragraph" style:parent-style-name="Standard">
      <style:text-properties style:font-name="DejaVu Sans" fo:font-size="12pt" officeooo:rsid="0045c4e2" officeooo:paragraph-rsid="009c1983" style:font-size-asian="12pt" style:font-size-complex="12pt"/>
    </style:style>
    <style:style style:name="P26" style:family="paragraph" style:parent-style-name="Standard">
      <style:text-properties style:font-name="DejaVu Sans" fo:font-size="12pt" officeooo:rsid="0045c4e2" officeooo:paragraph-rsid="009e03a6" style:font-size-asian="12pt" style:font-size-complex="12pt"/>
    </style:style>
    <style:style style:name="P27" style:family="paragraph" style:parent-style-name="Standard">
      <style:text-properties style:font-name="DejaVu Sans" fo:font-size="12pt" officeooo:paragraph-rsid="009c1983" style:font-size-asian="12pt" style:font-size-complex="12pt"/>
    </style:style>
    <style:style style:name="P28" style:family="paragraph" style:parent-style-name="Standard">
      <style:text-properties style:font-name="DejaVu Sans" fo:font-size="12pt" officeooo:paragraph-rsid="009e03a6" style:font-size-asian="12pt" style:font-size-complex="12pt"/>
    </style:style>
    <style:style style:name="P29" style:family="paragraph" style:parent-style-name="Table_20_Contents">
      <style:text-properties style:font-name="DejaVu Sans" fo:font-size="13pt" fo:font-weight="bold" officeooo:rsid="000d0ed9" officeooo:paragraph-rsid="000d0ed9" style:font-size-asian="13pt" style:font-weight-asian="bold" style:font-size-complex="13pt" style:font-weight-complex="bold"/>
    </style:style>
    <style:style style:name="P30" style:family="paragraph" style:parent-style-name="Table_20_Contents">
      <style:text-properties style:font-name="DejaVu Sans" fo:font-size="13pt" fo:font-weight="bold" officeooo:rsid="00121f79" officeooo:paragraph-rsid="00121f79" style:font-size-asian="13pt" style:font-weight-asian="bold" style:font-size-complex="13pt" style:font-weight-complex="bold"/>
    </style:style>
    <style:style style:name="P31" style:family="paragraph" style:parent-style-name="Table_20_Contents">
      <style:text-properties style:font-name="DejaVu Sans" fo:font-size="13pt" officeooo:rsid="000d0ed9" officeooo:paragraph-rsid="000d0ed9" style:font-size-asian="13pt" style:font-size-complex="13pt"/>
    </style:style>
    <style:style style:name="P32" style:family="paragraph" style:parent-style-name="Table_20_Contents">
      <style:text-properties style:font-name="DejaVu Sans" fo:font-size="13pt" officeooo:rsid="000e5944" officeooo:paragraph-rsid="000e5944" style:font-size-asian="13pt" style:font-size-complex="13pt"/>
    </style:style>
    <style:style style:name="P33" style:family="paragraph" style:parent-style-name="Table_20_Contents">
      <style:text-properties style:font-name="DejaVu Sans" fo:font-size="13pt" officeooo:rsid="000f454f" officeooo:paragraph-rsid="000f454f" style:font-size-asian="13pt" style:font-size-complex="13pt"/>
    </style:style>
    <style:style style:name="P34" style:family="paragraph" style:parent-style-name="Table_20_Contents">
      <style:text-properties style:font-name="DejaVu Sans" fo:font-size="13pt" officeooo:rsid="00121f79" officeooo:paragraph-rsid="00121f79" style:font-size-asian="13pt" style:font-size-complex="13pt"/>
    </style:style>
    <style:style style:name="P35" style:family="paragraph" style:parent-style-name="Table_20_Contents">
      <style:text-properties style:font-name="DejaVu Sans" fo:font-size="13pt" officeooo:rsid="00a095f5" officeooo:paragraph-rsid="00a095f5" style:font-size-asian="13pt" style:font-size-complex="13pt"/>
    </style:style>
    <style:style style:name="P36" style:family="paragraph" style:parent-style-name="Text_20_body">
      <style:text-properties style:font-name="DejaVu Sans" fo:font-size="13pt" style:font-size-asian="13pt" style:font-size-complex="13pt"/>
    </style:style>
    <style:style style:name="P37" style:family="paragraph" style:parent-style-name="Text_20_body">
      <style:text-properties style:font-name="DejaVu Sans" fo:font-size="13pt" officeooo:rsid="0018ca56" officeooo:paragraph-rsid="0018ca56" style:font-size-asian="13pt" style:font-size-complex="13pt"/>
    </style:style>
    <style:style style:name="P38" style:family="paragraph" style:parent-style-name="Text_20_body">
      <style:paragraph-properties fo:text-align="start" style:justify-single-word="false"/>
      <style:text-properties style:font-name="DejaVu Sans" fo:font-size="13pt" officeooo:rsid="0018ca56" officeooo:paragraph-rsid="0018ca56" style:font-size-asian="13pt" style:font-size-complex="13pt"/>
    </style:style>
    <style:style style:name="P39" style:family="paragraph" style:parent-style-name="Text_20_body">
      <style:text-properties style:font-name="DejaVu Sans" fo:font-size="13pt" officeooo:rsid="0004b10f" officeooo:paragraph-rsid="0004b10f" style:font-size-asian="13pt" style:font-size-complex="13pt"/>
    </style:style>
    <style:style style:name="P40" style:family="paragraph" style:parent-style-name="Text_20_body">
      <style:text-properties style:font-name="DejaVu Sans" fo:font-size="13pt" officeooo:paragraph-rsid="000d0ed9" style:font-size-asian="13pt" style:font-size-complex="13pt"/>
    </style:style>
    <style:style style:name="P41" style:family="paragraph" style:parent-style-name="Text_20_body">
      <style:paragraph-properties fo:text-align="justify" style:justify-single-word="false"/>
      <style:text-properties style:font-name="DejaVu Sans" fo:font-size="13pt" style:font-size-asian="13pt" style:font-size-complex="13pt"/>
    </style:style>
    <style:style style:name="P42" style:family="paragraph" style:parent-style-name="Text_20_body">
      <style:text-properties style:font-name="DejaVu Sans" fo:font-size="13pt" fo:font-weight="bold" officeooo:rsid="0004b10f" officeooo:paragraph-rsid="0004b10f" style:font-size-asian="13pt" style:font-weight-asian="bold" style:font-size-complex="13pt" style:font-weight-complex="bold"/>
    </style:style>
    <style:style style:name="P43" style:family="paragraph" style:parent-style-name="Text_20_body">
      <style:text-properties style:font-name="DejaVu Sans" fo:font-size="13pt" fo:font-weight="bold" officeooo:rsid="0018ca56" officeooo:paragraph-rsid="0018ca56" style:font-size-asian="13pt" style:font-weight-asian="bold" style:font-size-complex="13pt" style:font-weight-complex="bold"/>
    </style:style>
    <style:style style:name="P44" style:family="paragraph" style:parent-style-name="Text_20_body">
      <style:paragraph-properties fo:text-align="start" style:justify-single-word="false"/>
      <style:text-properties style:font-name="DejaVu Sans" fo:font-size="13pt" fo:font-weight="bold" officeooo:rsid="0018ca56" officeooo:paragraph-rsid="0018ca56" style:font-size-asian="13pt" style:font-weight-asian="bold" style:font-size-complex="13pt" style:font-weight-complex="bold"/>
    </style:style>
    <style:style style:name="P45" style:family="paragraph" style:parent-style-name="Text_20_body">
      <style:text-properties style:font-name="DejaVu Sans" fo:font-size="13pt" fo:font-weight="normal" officeooo:rsid="004d95a5" officeooo:paragraph-rsid="0018ca56" style:font-size-asian="13pt" style:font-weight-asian="normal" style:font-size-complex="13pt" style:font-weight-complex="normal"/>
    </style:style>
    <style:style style:name="P46" style:family="paragraph" style:parent-style-name="Text_20_body" style:list-style-name="L1">
      <style:paragraph-properties fo:text-align="start" style:justify-single-word="false"/>
      <style:text-properties style:font-name="DejaVu Sans" fo:font-size="13pt" officeooo:rsid="0018ca56" officeooo:paragraph-rsid="0018ca56" style:font-size-asian="13pt" style:font-size-complex="13pt"/>
    </style:style>
    <style:style style:name="P47" style:family="paragraph" style:parent-style-name="Heading_20_1">
      <style:text-properties style:font-name="DejaVu Sans" fo:font-size="13pt" officeooo:rsid="00996b3e" style:font-size-asian="13pt" style:font-size-complex="13pt"/>
    </style:style>
    <style:style style:name="P48"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0304c8"/>
    </style:style>
    <style:style style:name="T2" style:family="text">
      <style:text-properties fo:font-weight="bold" style:font-weight-asian="bold" style:font-weight-complex="bold"/>
    </style:style>
    <style:style style:name="T3" style:family="text">
      <style:text-properties fo:font-weight="bold" officeooo:rsid="000304c8" style:font-weight-asian="bold" style:font-weight-complex="bold"/>
    </style:style>
    <style:style style:name="T4" style:family="text">
      <style:text-properties officeooo:rsid="0004b10f"/>
    </style:style>
    <style:style style:name="T5" style:family="text">
      <style:text-properties officeooo:rsid="000d0ed9"/>
    </style:style>
    <style:style style:name="T6" style:family="text">
      <style:text-properties officeooo:rsid="000e5944"/>
    </style:style>
    <style:style style:name="T7" style:family="text">
      <style:text-properties style:font-name="DejaVu Sans" fo:font-size="13pt" fo:font-weight="bold" officeooo:rsid="0043b161" style:font-size-asian="13pt" style:font-weight-asian="bold" style:font-size-complex="13pt" style:font-weight-complex="bold"/>
    </style:style>
    <style:style style:name="T8" style:family="text">
      <style:text-properties style:font-name="DejaVu Sans" fo:font-size="13pt" fo:font-weight="bold" officeooo:rsid="003a878e" style:font-size-asian="13pt" style:font-weight-asian="bold" style:font-size-complex="13pt" style:font-weight-complex="bold"/>
    </style:style>
    <style:style style:name="T9" style:family="text">
      <style:text-properties officeooo:rsid="0023cfd1"/>
    </style:style>
    <style:style style:name="T10" style:family="text">
      <style:text-properties officeooo:rsid="002747b5"/>
    </style:style>
    <style:style style:name="T11" style:family="text">
      <style:text-properties officeooo:rsid="0043b161"/>
    </style:style>
    <style:style style:name="T12" style:family="text">
      <style:text-properties fo:font-weight="normal" officeooo:rsid="004d95a5" style:font-weight-asian="normal" style:font-weight-complex="normal"/>
    </style:style>
    <style:style style:name="T13" style:family="text">
      <style:text-properties officeooo:rsid="004d459a"/>
    </style:style>
    <style:style style:name="T14" style:family="text">
      <style:text-properties officeooo:rsid="004d95a5"/>
    </style:style>
    <style:style style:name="T15" style:family="text">
      <style:text-properties officeooo:rsid="004f6c10"/>
    </style:style>
    <style:style style:name="T16" style:family="text">
      <style:text-properties officeooo:rsid="0021b671"/>
    </style:style>
    <style:style style:name="T17" style:family="text">
      <style:text-properties officeooo:rsid="00228e53"/>
    </style:style>
    <style:style style:name="T18" style:family="text">
      <style:text-properties officeooo:rsid="009a6fb7"/>
    </style:style>
    <style:style style:name="T19" style:family="text">
      <style:text-properties officeooo:rsid="009c1983"/>
    </style:style>
    <style:style style:name="T20" style:family="text">
      <style:text-properties officeooo:rsid="009e03a6"/>
    </style:style>
    <style:style style:name="T21" style:family="text">
      <style:text-properties officeooo:rsid="00a1e8ae"/>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8"><text:a xlink:type="simple" xlink:href="#__RefHeading__107_1882298846" text:style-name="Index_20_Link" text:visited-style-name="Index_20_Link">Prepare for the interview.<text:tab/>3</text:a></text:p>
          <text:p text:style-name="P48"><text:a xlink:type="simple" xlink:href="#__RefHeading__109_1882298846" text:style-name="Index_20_Link" text:visited-style-name="Index_20_Link">Mock Interview<text:tab/>3</text:a></text:p>
          <text:p text:style-name="P48"><text:a xlink:type="simple" xlink:href="#__RefHeading__111_1882298846" text:style-name="Index_20_Link" text:visited-style-name="Index_20_Link">Interview Platform/Syllabus<text:tab/>3</text:a></text:p>
          <text:p text:style-name="P48"><text:a xlink:type="simple" xlink:href="#__RefHeading__114_1882298846" text:style-name="Index_20_Link" text:visited-style-name="Index_20_Link">Confusing / Tricky: C language Questions:<text:tab/>4</text:a></text:p>
          <text:p text:style-name="P48"><text:a xlink:type="simple" xlink:href="#__RefHeading__130_1882298846" text:style-name="Index_20_Link" text:visited-style-name="Index_20_Link">Implementation : C language Questions:<text:tab/>17</text:a></text:p>
          <text:p text:style-name="P48"><text:a xlink:type="simple" xlink:href="#__RefHeading__132_1882298846" text:style-name="Index_20_Link" text:visited-style-name="Index_20_Link">Hacker Ranker : C language Questions:<text:tab/>18</text:a></text:p>
          <text:p text:style-name="P48"><text:a xlink:type="simple" xlink:href="#__RefHeading__1403_1469932831" text:style-name="Index_20_Link" text:visited-style-name="Index_20_Link">C language: Oral Questions:<text:tab/>19</text:a></text:p>
        </text:index-body>
      </text:table-of-content>
      <text:p text:style-name="P1"/>
      <text:p text:style-name="P1"/>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107_1882298846"/><text:soft-page-break/>Prepare for the interview.<text:bookmark-end text:name="__RefHeading__107_1882298846"/></text:h>
      <text:p text:style-name="P1"/>
      <text:h text:style-name="Heading_20_1" text:outline-level="1"><text:bookmark-start text:name="__RefHeading__109_1882298846"/><text:span text:style-name="Strong_20_Emphasis">Mock Interview</text:span><text:bookmark-end text:name="__RefHeading__109_1882298846"/></text:h>
      <text:p text:style-name="P41">Consider doing a practice interview with friends or family members (especially if they have experience interviewing employees themselves). The practice will be helpful and give you more confidence. Ask for feedback on your answers, your body language, and your preparedness. <text:span text:style-name="T2">Have the mock interviewer ask both common questions as well as offbeat ones to see how well you can think on your feet.</text:span></text:p>
      <text:p text:style-name="P41"/>
      <text:p text:style-name="P41"><text:span text:style-name="T1">Taking the time to review typical interview questions will help give you a framework for your responses. It will also </text:span><text:span text:style-name="T3">reduce stress because you won't be scrambling for an answer during the interview</text:span><text:span text:style-name="T1">. </text:span><text:span text:style-name="T3">Practice interviewing with a friend or family member ahead of time, and it will be much easier when you're actually in a job interview.</text:span></text:p>
      <text:p text:style-name="P1"/>
      <text:p text:style-name="P1"/>
      <text:h text:style-name="Heading_20_1" text:outline-level="1"><text:bookmark-start text:name="__RefHeading__111_1882298846"/>Interview Platform/Syllabus<text:bookmark-end text:name="__RefHeading__111_1882298846"/></text:h>
      <text:p text:style-name="P1"/>
      <text:p text:style-name="P1"/>
      <text:p text:style-name="P1"><draw:frame draw:style-name="fr1" draw:name="Object1" text:anchor-type="paragraph" svg:x="-0.0028in" svg:y="0.0563in" svg:width="6.5283in" svg:height="2.7508in" draw:z-index="0"><draw:object xlink:href="./Object 1" xlink:type="simple" xlink:show="embed" xlink:actuate="onLoad"/><draw:image xlink:href="./ObjectReplacements/Object 1" xlink:type="simple" xlink:show="embed" xlink:actuate="onLoad"/></draw:frame></text:p>
      <text:p text:style-name="P1"/>
      <text:p text:style-name="P1"/>
      <text:p text:style-name="P1"/>
      <text:p text:style-name="P1"><text:soft-page-break/></text:p>
      <text:p text:style-name="P1"/>
      <text:h text:style-name="Heading_20_1" text:outline-level="1"><text:bookmark-start text:name="__RefHeading__114_1882298846"/>Confusing / Tricky: <text:s/>C language Questions:<text:bookmark-end text:name="__RefHeading__114_1882298846"/></text:h>
      <text:p text:style-name="Text_20_body"/>
      <text:p text:style-name="P39">1. <text:span text:style-name="T2">What is the output?</text:span></text:p>
      <text:p text:style-name="P39">#include&lt;stdio.h&gt; </text:p>
      <text:p text:style-name="P39">int main() </text:p>
      <text:p text:style-name="P39">{ </text:p>
      <text:p text:style-name="P39"><text:tab/>int i=5; </text:p>
      <text:p text:style-name="P39"><text:tab/>i = i+++i; <text:s/></text:p>
      <text:p text:style-name="P39"><text:s text:c="9"/>printf("Value of i=%d\n",i); </text:p>
      <text:p text:style-name="P39"><text:tab/>return 0; </text:p>
      <text:p text:style-name="P39">} </text:p>
      <text:p text:style-name="P39"/>
      <text:p text:style-name="P39"/>
      <text:p text:style-name="P39">2. <text:span text:style-name="T2">What is the output?</text:span></text:p>
      <text:p text:style-name="P39">#include&lt;stdio.h&gt; </text:p>
      <text:p text:style-name="P39">int main() </text:p>
      <text:p text:style-name="P39">{ </text:p>
      <text:p text:style-name="P39"><text:tab/>char *ptr1="hello",*ptr2; </text:p>
      <text:p text:style-name="P39"><text:tab/>ptr2=ptr1; </text:p>
      <text:p text:style-name="P39"><text:s text:c="9"/>ptr1="world"; </text:p>
      <text:p text:style-name="P39"><text:tab/>printf("ptr1=%s ptr2=%s\n",ptr1,ptr2); </text:p>
      <text:p text:style-name="P39"><text:tab/>return 0; </text:p>
      <text:p text:style-name="P39">} </text:p>
      <text:p text:style-name="P39"/>
      <text:p text:style-name="P42">3. What is the output?</text:p>
      <text:p text:style-name="P39"><text:soft-page-break/>#include&lt;stdio.h&gt; </text:p>
      <text:p text:style-name="P39">int main() </text:p>
      <text:p text:style-name="P39">{ </text:p>
      <text:p text:style-name="P39"><text:tab/>int i=2; </text:p>
      <text:p text:style-name="P39"><text:tab/>i=++2; <text:s/></text:p>
      <text:p text:style-name="P39"><text:tab/>printf("value of i=%d\n",i); </text:p>
      <text:p text:style-name="P39"><text:tab/>return 0; </text:p>
      <text:p text:style-name="P39">} </text:p>
      <text:p text:style-name="P39"/>
      <text:p text:style-name="P42">4. What is the output?</text:p>
      <text:p text:style-name="P39">#include&lt;stdio.h&gt; </text:p>
      <text:p text:style-name="P39">int main() </text:p>
      <text:p text:style-name="P39">{ </text:p>
      <text:p text:style-name="P39"><text:tab/>int i=10; </text:p>
      <text:p text:style-name="P39"><text:tab/>i*=10+1; <text:s/>//<text:span text:style-name="T15">110</text:span></text:p>
      <text:p text:style-name="P39"><text:tab/>printf("value of i=%d\n",i); </text:p>
      <text:p text:style-name="P39"><text:tab/>return 0; </text:p>
      <text:p text:style-name="P39">} </text:p>
      <text:p text:style-name="P39"/>
      <text:p text:style-name="P42">5. What is the output?</text:p>
      <text:p text:style-name="P39">#include&lt;stdio.h&gt; </text:p>
      <text:p text:style-name="P39">int main() </text:p>
      <text:p text:style-name="P39">{ </text:p>
      <text:p text:style-name="P39"><text:tab/>int i=(1,2,3,4,5,6,7,8,9,10); <text:s/></text:p>
      <text:p text:style-name="P39"><text:tab/>int j; </text:p>
      <text:p text:style-name="P39"><text:tab/>j=1,2,3,4,5,6,7,8,9,10; <text:s/></text:p>
      <text:p text:style-name="P39"><text:tab/>printf("value of i=%d\n",i); </text:p>
      <text:p text:style-name="P39"><text:soft-page-break/><text:tab/>printf("value of j=%d\n",j); </text:p>
      <text:p text:style-name="P39"><text:tab/>return 0; </text:p>
      <text:p text:style-name="P39">} </text:p>
      <text:p text:style-name="P39"/>
      <text:p text:style-name="P42">6. What is the output?</text:p>
      <text:p text:style-name="P39">#include&lt;stdio.h&gt; </text:p>
      <text:p text:style-name="P39">int main() </text:p>
      <text:p text:style-name="P39">{ </text:p>
      <text:p text:style-name="P39"><text:tab/>int i=10; </text:p>
      <text:p text:style-name="P39"><text:tab/>while(i&lt;=15,i&lt;=20) { <text:s text:c="2"/></text:p>
      <text:p text:style-name="P39"><text:tab/><text:tab/>printf("value of i=%d\n",i); </text:p>
      <text:p text:style-name="P39"><text:tab/><text:tab/>i++; </text:p>
      <text:p text:style-name="P39"><text:tab/>} </text:p>
      <text:p text:style-name="P39"><text:tab/>return 0; </text:p>
      <text:p text:style-name="P39">} </text:p>
      <text:p text:style-name="P39"/>
      <text:p text:style-name="P42">7. What is the output?</text:p>
      <text:p text:style-name="P39">#include&lt;stdio.h&gt; </text:p>
      <text:p text:style-name="P39"/>
      <text:p text:style-name="P39">int main() </text:p>
      <text:p text:style-name="P39">{ </text:p>
      <text:p text:style-name="P39"><text:tab/>int i=10; </text:p>
      <text:p text:style-name="P39"><text:tab/>while(i++&lt;15); <text:s/></text:p>
      <text:p text:style-name="P39"><text:tab/>{ </text:p>
      <text:p text:style-name="P39"><text:tab/><text:tab/>printf("value of i=%d\n",i); </text:p>
      <text:p text:style-name="P39"><text:tab/>} </text:p>
      <text:p text:style-name="P39"><text:tab/>return 0; </text:p>
      <text:p text:style-name="P39"><text:soft-page-break/>} </text:p>
      <text:p text:style-name="P39"/>
      <text:p text:style-name="P42">8. What is the output?</text:p>
      <text:p text:style-name="P39">#include&lt;stdio.h&gt; </text:p>
      <text:p text:style-name="P39">int main() </text:p>
      <text:p text:style-name="P39">{ </text:p>
      <text:p text:style-name="P39"><text:tab/>int i=10,j=20,k=30; </text:p>
      <text:p text:style-name="P39"><text:tab/>printf("%d%d\b\b\b\b%d",i,j,k); </text:p>
      <text:p text:style-name="P39"><text:tab/>return 0; </text:p>
      <text:p text:style-name="P39">} </text:p>
      <text:p text:style-name="P39"/>
      <text:p text:style-name="P42">9. What is the output?</text:p>
      <text:p text:style-name="P39">#include&lt;stdio.h&gt; </text:p>
      <text:p text:style-name="P39">int main() </text:p>
      <text:p text:style-name="P39">{ </text:p>
      <text:p text:style-name="P39"><text:tab/>int i=10; </text:p>
      <text:p text:style-name="P39"><text:tab/>int *ptr=&amp;i; </text:p>
      <text:p text:style-name="P39"><text:tab/>scanf("%d",ptr); </text:p>
      <text:p text:style-name="P39"><text:tab/>printf("the value of i=%d\n",i); </text:p>
      <text:p text:style-name="P39"><text:tab/>return 0; </text:p>
      <text:p text:style-name="P39">} </text:p>
      <text:p text:style-name="P39"/>
      <text:p text:style-name="P42">10. What is the output?</text:p>
      <text:p text:style-name="P39">#include&lt;stdio.h&gt; </text:p>
      <text:p text:style-name="P39"/>
      <text:p text:style-name="P39">int main() </text:p>
      <text:p text:style-name="P39">{ </text:p>
      <text:p text:style-name="P39"><text:soft-page-break/><text:tab/>printf("value of exp=%d\n",5%2); <text:s/></text:p>
      <text:p text:style-name="P39"><text:tab/>printf("value of exp=%d\n",-5%2); <text:s/></text:p>
      <text:p text:style-name="P39"><text:tab/>printf("value of exp=%d\n",5%-2); <text:s/></text:p>
      <text:p text:style-name="P39"><text:tab/>printf("value of exp=%d\n",-5%-2); <text:s/></text:p>
      <text:p text:style-name="P39"><text:tab/>return 0; </text:p>
      <text:p text:style-name="P39">}</text:p>
      <text:p text:style-name="P12">11. <text:span text:style-name="T4">What is the output?</text:span></text:p>
      <text:p text:style-name="P12"/>
      <text:p text:style-name="P2">#include&lt;stdio.h&gt; </text:p>
      <text:p text:style-name="P2">void f() </text:p>
      <text:p text:style-name="P2">{ </text:p>
      <text:p text:style-name="P2"><text:s text:c="4"/><text:tab/>printf("Hello\n"); </text:p>
      <text:p text:style-name="P2">} </text:p>
      <text:p text:style-name="P2"><text:s/></text:p>
      <text:p text:style-name="P2">void main() </text:p>
      <text:p text:style-name="P2">{ </text:p>
      <text:p text:style-name="P2"><text:tab/> ; </text:p>
      <text:p text:style-name="P2">}</text:p>
      <text:p text:style-name="P2"/>
      <text:p text:style-name="P2"/>
      <text:p text:style-name="P13">12. <text:span text:style-name="T4">What is the output?</text:span></text:p>
      <text:p text:style-name="P3"/>
      <text:p text:style-name="P3">#include&lt;stdio.h&gt; </text:p>
      <text:p text:style-name="P3"/>
      <text:p text:style-name="P3">void main() </text:p>
      <text:p text:style-name="P3">{ </text:p>
      <text:p text:style-name="P3"><text:s text:c="3"/>int x = 5; </text:p>
      <text:p text:style-name="P3"><text:s text:c="3"/></text:p>
      <text:p text:style-name="P3"><text:s text:c="3"/>if(x=5) </text:p>
      <text:p text:style-name="P3"><text:s text:c="3"/>{<text:tab/> </text:p>
      <text:p text:style-name="P3"><text:s text:c="7"/>if(x=5) break; <text:s/></text:p>
      <text:p text:style-name="P3"><text:s text:c="7"/>printf("Hello"); </text:p>
      <text:p text:style-name="P3"><text:s text:c="3"/>} </text:p>
      <text:p text:style-name="P3"><text:s text:c="3"/>printf("Hi"); </text:p>
      <text:p text:style-name="P3">}</text:p>
      <text:p text:style-name="P3"/>
      <text:p text:style-name="P13">13. <text:span text:style-name="T4">What is the output?</text:span></text:p>
      <text:p text:style-name="P3"/>
      <text:p text:style-name="P3">#include&lt;stdio.h&gt; </text:p>
      <text:p text:style-name="P3">int main() </text:p>
      <text:p text:style-name="P3"><text:soft-page-break/>{ </text:p>
      <text:p text:style-name="P3"><text:s text:c="3"/>const int x = 5; </text:p>
      <text:p text:style-name="P3"><text:s text:c="3"/></text:p>
      <text:p text:style-name="P3"><text:s text:c="3"/>const int *ptrx; </text:p>
      <text:p text:style-name="P3"><text:s text:c="3"/>ptrx = &amp;x; </text:p>
      <text:p text:style-name="P3"><text:s text:c="3"/>*ptrx = 10; <text:s/></text:p>
      <text:p text:style-name="P3"><text:s text:c="3"/>printf("%d\n", x); </text:p>
      <text:p text:style-name="P3"><text:s text:c="3"/>return 0; </text:p>
      <text:p text:style-name="P3">}</text:p>
      <text:p text:style-name="P3"/>
      <text:p text:style-name="P13">14. <text:span text:style-name="T4">What is the output?</text:span></text:p>
      <text:p text:style-name="P13"/>
      <text:p text:style-name="P3">#include&lt;stdio.h&gt; </text:p>
      <text:p text:style-name="P3"/>
      <text:p text:style-name="P3">void main() </text:p>
      <text:p text:style-name="P3">{ </text:p>
      <text:p text:style-name="P3"><text:s text:c="3"/>int x; </text:p>
      <text:p text:style-name="P3"><text:s text:c="3"/>float y; </text:p>
      <text:p text:style-name="P3"><text:s text:c="3"/></text:p>
      <text:p text:style-name="P3"><text:s text:c="3"/>y = x = 7.5; <text:s/></text:p>
      <text:p text:style-name="P3"><text:s text:c="3"/>printf("x=%d y=%f", x, y); </text:p>
      <text:p text:style-name="P3">}</text:p>
      <text:p text:style-name="P3"/>
      <text:p text:style-name="P13">15. <text:span text:style-name="T4">What is the output?</text:span></text:p>
      <text:p text:style-name="P13"/>
      <text:p text:style-name="P4">#include&lt;stdio.h&gt; </text:p>
      <text:p text:style-name="P4"/>
      <text:p text:style-name="P4">void main() </text:p>
      <text:p text:style-name="P4">{ </text:p>
      <text:p text:style-name="P4"><text:s text:c="3"/>int a[3] = {2,,1}; </text:p>
      <text:p text:style-name="P4"><text:s text:c="3"/></text:p>
      <text:p text:style-name="P4"><text:s text:c="3"/>printf("%d", a[a[0]]); </text:p>
      <text:p text:style-name="P4">}</text:p>
      <text:p text:style-name="P3"/>
      <text:p text:style-name="P13">16. <text:span text:style-name="T4">What is the output?</text:span></text:p>
      <text:p text:style-name="P13"/>
      <text:p text:style-name="P4">#include&lt;stdio.h&gt; </text:p>
      <text:p text:style-name="P4"/>
      <text:p text:style-name="P4">void main() </text:p>
      <text:p text:style-name="P4">{ </text:p>
      <text:p text:style-name="P4"><text:s text:c="3"/>int a = 5, b = 3, c = 4; </text:p>
      <text:p text:style-name="P4"><text:s text:c="3"/></text:p>
      <text:p text:style-name="P4"><text:s text:c="3"/>printf("a = %d, b = %d\n", a, b, c); <text:s/></text:p>
      <text:p text:style-name="P4">}</text:p>
      <text:p text:style-name="P4"><text:soft-page-break/></text:p>
      <text:p text:style-name="P3"/>
      <text:p text:style-name="P13">17. <text:span text:style-name="T4">What is the output?</text:span></text:p>
      <text:p text:style-name="P13"/>
      <text:p text:style-name="P4">#include&lt;stdio.h&gt; </text:p>
      <text:p text:style-name="P4"/>
      <text:p text:style-name="P4">void main() </text:p>
      <text:p text:style-name="P4">{ </text:p>
      <text:p text:style-name="P4"><text:s text:c="3"/>int x = 3; </text:p>
      <text:p text:style-name="P4"><text:s text:c="3"/></text:p>
      <text:p text:style-name="P4"><text:s text:c="3"/>x += 2; </text:p>
      <text:p text:style-name="P4"><text:s text:c="3"/>printf("%d\n", x); <text:s/></text:p>
      <text:p text:style-name="P4"><text:s text:c="3"/>x =+ 2; <text:s/></text:p>
      <text:p text:style-name="P4"><text:s text:c="3"/>printf("%d\n", x); </text:p>
      <text:p text:style-name="P4">}</text:p>
      <text:p text:style-name="P4"/>
      <text:p text:style-name="P5"/>
      <text:p text:style-name="P14">18. what is the output?</text:p>
      <text:p text:style-name="P5"/>
      <text:p text:style-name="P5">#include&lt;stdio.h&gt; </text:p>
      <text:p text:style-name="P5">#include&lt;string.h&gt; </text:p>
      <text:p text:style-name="P5">#include&lt;stdarg.h&gt; </text:p>
      <text:p text:style-name="P5"/>
      <text:p text:style-name="P5">int main() </text:p>
      <text:p text:style-name="P5">{ </text:p>
      <text:p text:style-name="P5"><text:s text:c="3"/>struct abc{ </text:p>
      <text:p text:style-name="P5"><text:s text:c="16"/>int len; </text:p>
      <text:p text:style-name="P5"><text:s text:c="16"/>char *str; </text:p>
      <text:p text:style-name="P5"><text:s text:c="8"/>} ; </text:p>
      <text:p text:style-name="P5"/>
      <text:p text:style-name="P5"><text:s text:c="3"/>struct abc student_name = {10,"Naveen"}; </text:p>
      <text:p text:style-name="P5"><text:s text:c="3"/>struct abc *ptr=&amp;student_name;<text:tab/> </text:p>
      <text:p text:style-name="P5"/>
      <text:p text:style-name="P5"><text:s text:c="3"/>++ptr-&gt;len; </text:p>
      <text:p text:style-name="P5"/>
      <text:p text:style-name="P5"><text:s text:c="3"/>printf("name=%s,len=%d\n",student_name.str,student_name.len); </text:p>
      <text:p text:style-name="P5"><text:s text:c="3"/>return 0; </text:p>
      <text:p text:style-name="P5">}</text:p>
      <text:p text:style-name="P5"/>
      <text:p text:style-name="P14">19. what is the output?</text:p>
      <text:p text:style-name="P5"/>
      <text:p text:style-name="P5">#include&lt;stdio.h&gt; </text:p>
      <text:p text:style-name="P5">#include&lt;stdarg.h&gt; </text:p>
      <text:p text:style-name="P5">#include&lt;string.h&gt; </text:p>
      <text:p text:style-name="P5"><text:soft-page-break/></text:p>
      <text:p text:style-name="P5">int main() </text:p>
      <text:p text:style-name="P5">{ </text:p>
      <text:p text:style-name="P5"><text:tab/>int a=3; </text:p>
      <text:p text:style-name="P5"><text:s text:c="8"/>switch(a) { </text:p>
      <text:p text:style-name="P5"><text:s text:c="16"/>printf("I will be executed allways\n"); <text:s/></text:p>
      <text:p text:style-name="P5"><text:s text:c="16"/>default: </text:p>
      <text:p text:style-name="P5"><text:s text:c="24"/>printf("I am a default case , I am executed every time\n"); </text:p>
      <text:p text:style-name="P5"><text:s text:c="24"/>break; </text:p>
      <text:p text:style-name="P5"><text:s text:c="16"/>case 1: </text:p>
      <text:p text:style-name="P5"><text:s text:c="24"/>printf("I am :case 1\n"); </text:p>
      <text:p text:style-name="P5"><text:s text:c="24"/>break; </text:p>
      <text:p text:style-name="P5"><text:s text:c="16"/>case 2: </text:p>
      <text:p text:style-name="P5"><text:s text:c="24"/>printf("I am :case 2\n"); </text:p>
      <text:p text:style-name="P5"><text:s text:c="24"/>break; </text:p>
      <text:p text:style-name="P5"><text:s text:c="8"/>} </text:p>
      <text:p text:style-name="P5">}</text:p>
      <text:p text:style-name="P5"/>
      <text:p text:style-name="P14">20. What is the output?</text:p>
      <text:p text:style-name="P5"/>
      <text:p text:style-name="P5">#include&lt;stdio.h&gt; </text:p>
      <text:p text:style-name="P5">#include&lt;stdarg.h&gt; </text:p>
      <text:p text:style-name="P5">#include&lt;string.h&gt; </text:p>
      <text:p text:style-name="P5"/>
      <text:p text:style-name="P5">int main() </text:p>
      <text:p text:style-name="P5">{ </text:p>
      <text:p text:style-name="P5"><text:s text:c="8"/>int a[10]={0,2,3,4,5,6,7,8,9}; </text:p>
      <text:p text:style-name="P5"><text:s text:c="8"/>int *ptr1=&amp;a; </text:p>
      <text:p text:style-name="P5"><text:s text:c="8"/>int *ptr2=&amp;a; </text:p>
      <text:p text:style-name="P5"><text:s text:c="8"/>int *ptr3=&amp;a; </text:p>
      <text:p text:style-name="P5"/>
      <text:p text:style-name="P5"><text:tab/>printf("Values=%d,%d,%d\n",*++ptr1,*ptr2++,++*ptr3); <text:s text:c="4"/></text:p>
      <text:p text:style-name="P5">}</text:p>
      <text:p text:style-name="P5"/>
      <text:p text:style-name="P14">21. <text:s/>What is the output ?</text:p>
      <text:p text:style-name="P14"/>
      <text:p text:style-name="P5">#include&lt;stdio.h&gt; </text:p>
      <text:p text:style-name="P5">#include&lt;stdarg.h&gt; </text:p>
      <text:p text:style-name="P5">#include&lt;string.h&gt; </text:p>
      <text:p text:style-name="P5"/>
      <text:p text:style-name="P5">int add(int a,int b) </text:p>
      <text:p text:style-name="P5">{ </text:p>
      <text:p text:style-name="P5"><text:tab/>printf("i am in add function\n"); </text:p>
      <text:p text:style-name="P5"><text:tab/>return (a+b); </text:p>
      <text:p text:style-name="P5"><text:soft-page-break/>} </text:p>
      <text:p text:style-name="P5">int main() </text:p>
      <text:p text:style-name="P5">{ </text:p>
      <text:p text:style-name="P5"><text:tab/>void *ptr=add; </text:p>
      <text:p text:style-name="P5"><text:tab/>printf("Sum of two variables=%d\n", ((int(*)(int,int))ptr)(10,20)); </text:p>
      <text:p text:style-name="P5">}</text:p>
      <text:p text:style-name="P5"/>
      <text:p text:style-name="P14">22. what is the output?</text:p>
      <text:p text:style-name="P14"/>
      <text:p text:style-name="P5">#include&lt;stdio.h&gt; </text:p>
      <text:p text:style-name="P5">#include&lt;stdarg.h&gt; </text:p>
      <text:p text:style-name="P5">#include&lt;string.h&gt; </text:p>
      <text:p text:style-name="P5"/>
      <text:p text:style-name="P5">int main() </text:p>
      <text:p text:style-name="P5">{ </text:p>
      <text:p text:style-name="P5"><text:tab/>int num1,num2,total=0; </text:p>
      <text:p text:style-name="P5"><text:tab/> </text:p>
      <text:p text:style-name="P5"><text:tab/>printf("Enter two number :\n"); </text:p>
      <text:p text:style-name="P5"><text:tab/>scanf("%d%d",&amp;num1,&amp;num2); </text:p>
      <text:p text:style-name="P5"><text:tab/> </text:p>
      <text:p text:style-name="P5"><text:tab/>while(num1 &gt; 0) </text:p>
      <text:p text:style-name="P5"><text:tab/>{ </text:p>
      <text:p text:style-name="P5"><text:tab/><text:tab/>if(num1 &amp; 1) { </text:p>
      <text:p text:style-name="P5"><text:tab/><text:tab/><text:tab/>total+=num2; </text:p>
      <text:p text:style-name="P5"><text:tab/><text:tab/>} </text:p>
      <text:p text:style-name="P5"><text:tab/><text:tab/>num1=num1&gt;&gt;1; </text:p>
      <text:p text:style-name="P5"><text:tab/><text:tab/>num2=num2&lt;&lt;1; </text:p>
      <text:p text:style-name="P5"><text:tab/>} </text:p>
      <text:p text:style-name="P5"><text:tab/>printf("output=%d\n",total); </text:p>
      <text:p text:style-name="P5">}</text:p>
      <text:p text:style-name="P5"/>
      <text:p text:style-name="P15">23. what is the output ?</text:p>
      <text:p text:style-name="P6"/>
      <text:p text:style-name="P6">#include&lt;stdio.h&gt; </text:p>
      <text:p text:style-name="P6"/>
      <text:p text:style-name="P6">int main() </text:p>
      <text:p text:style-name="P6">{ </text:p>
      <text:p text:style-name="P6"><text:tab/>printf("hi") , printf("Hello"); </text:p>
      <text:p text:style-name="P6"><text:tab/>return 0; </text:p>
      <text:p text:style-name="P6">}</text:p>
      <text:p text:style-name="P6"/>
      <text:p text:style-name="P16">24. what is the output?</text:p>
      <text:p text:style-name="P7"/>
      <text:p text:style-name="P7">int main() </text:p>
      <text:p text:style-name="P7"><text:soft-page-break/>{ </text:p>
      <text:p text:style-name="P7"><text:s text:c="8"/>int i=5; </text:p>
      <text:p text:style-name="P7"><text:s text:c="8"/>i = ++i + ++i; <text:s text:c="2"/></text:p>
      <text:p text:style-name="P7"><text:s text:c="8"/>printf("value=%d\n",i); </text:p>
      <text:p text:style-name="P7"><text:s text:c="8"/>return 0; </text:p>
      <text:p text:style-name="P7">}</text:p>
      <text:p text:style-name="P7"/>
      <text:p text:style-name="P16">25. what is the output?</text:p>
      <text:p text:style-name="P16"/>
      <text:p text:style-name="P7">#include&lt;stdio.h&gt; </text:p>
      <text:p text:style-name="P7">int main() </text:p>
      <text:p text:style-name="P7">{ </text:p>
      <text:p text:style-name="P7"><text:s text:c="8"/>int a=5,b=3; </text:p>
      <text:p text:style-name="P7"><text:s text:c="8"/>printf("value=%x\n",-1&lt;&lt;4); </text:p>
      <text:p text:style-name="P7"><text:s text:c="8"/>return 0; </text:p>
      <text:p text:style-name="P7">}</text:p>
      <text:p text:style-name="P7"/>
      <text:p text:style-name="P16">26. what is the output?</text:p>
      <text:p text:style-name="P7">#include&lt;stdio.h&gt; </text:p>
      <text:p text:style-name="P7">#include&lt;limits.h&gt; </text:p>
      <text:p text:style-name="P7">int main() </text:p>
      <text:p text:style-name="P7">{ </text:p>
      <text:p text:style-name="P7"><text:s text:c="8"/>char x=120; </text:p>
      <text:p text:style-name="P7"><text:s text:c="8"/>while(++x &gt; 0) { </text:p>
      <text:p text:style-name="P7"><text:s text:c="16"/>printf("value x=%d\n",x); </text:p>
      <text:p text:style-name="P7"><text:s text:c="8"/>} </text:p>
      <text:p text:style-name="P7"><text:s text:c="8"/>return 0; </text:p>
      <text:p text:style-name="P7">} </text:p>
      <text:p text:style-name="P7"/>
      <text:p text:style-name="P16">27. what is the output?</text:p>
      <text:p text:style-name="P7">#include&lt;stdio.h&gt; </text:p>
      <text:p text:style-name="P7">int main() </text:p>
      <text:p text:style-name="P7">{ </text:p>
      <text:p text:style-name="P7"><text:s text:c="8"/>int a=5,b=3; </text:p>
      <text:p text:style-name="P7"><text:s text:c="8"/>printf("value=%d\n",++(a*b+1)); </text:p>
      <text:p text:style-name="P7"><text:s text:c="8"/>return 0; </text:p>
      <text:p text:style-name="P7">}</text:p>
      <text:p text:style-name="P5"/>
      <text:p text:style-name="P16">28. what is the output?</text:p>
      <text:p text:style-name="P7">#include&lt;stdio.h&gt; </text:p>
      <text:p text:style-name="P7">int main() </text:p>
      <text:p text:style-name="P7">{ </text:p>
      <text:p text:style-name="P7"><text:s text:c="8"/>float f=3.14; </text:p>
      <text:p text:style-name="P7"><text:s text:c="8"/>printf("value=%f\n",f%2); </text:p>
      <text:p text:style-name="P7"><text:soft-page-break/><text:s text:c="8"/>return 0; </text:p>
      <text:p text:style-name="P7">} </text:p>
      <text:p text:style-name="P5"/>
      <text:p text:style-name="P16">29. what is the output?</text:p>
      <text:p text:style-name="P7">#include&lt;stdio.h&gt; </text:p>
      <text:p text:style-name="P7">#include&lt;limits.h&gt; </text:p>
      <text:p text:style-name="P7">int main() </text:p>
      <text:p text:style-name="P7">{ </text:p>
      <text:p text:style-name="P7"><text:s text:c="8"/>int a=4,b=5; </text:p>
      <text:p text:style-name="P7"><text:s text:c="8"/>b= a++ + a--; <text:s/></text:p>
      <text:p text:style-name="P7"><text:s text:c="8"/>a= ++b + b--; <text:s/></text:p>
      <text:p text:style-name="P7"><text:s text:c="8"/>printf("a=%d\n",a); </text:p>
      <text:p text:style-name="P7"><text:s text:c="8"/>printf("b=%d\n",b); </text:p>
      <text:p text:style-name="P7"><text:s text:c="8"/>return 0; </text:p>
      <text:p text:style-name="P7">} </text:p>
      <text:p text:style-name="P5"/>
      <text:p text:style-name="P17"><text:span text:style-name="T11">30</text:span>. what is the output?</text:p>
      <text:p text:style-name="P8">#include&lt;stdio.h&gt; </text:p>
      <text:p text:style-name="P8">void fun(int ); </text:p>
      <text:p text:style-name="P8">int main() </text:p>
      <text:p text:style-name="P8">{ </text:p>
      <text:p text:style-name="P8"><text:tab/>int x=2; </text:p>
      <text:p text:style-name="P8"><text:tab/>fun(x++); </text:p>
      <text:p text:style-name="P8"><text:tab/>return 0; </text:p>
      <text:p text:style-name="P8">} </text:p>
      <text:p text:style-name="P8">void fun(int x) </text:p>
      <text:p text:style-name="P8">{ </text:p>
      <text:p text:style-name="P8"><text:tab/>printf("value=%d\n",x++); </text:p>
      <text:p text:style-name="P8">} </text:p>
      <text:p text:style-name="P8"/>
      <text:p text:style-name="P18"><text:span text:style-name="T11">31</text:span>. what is the output?</text:p>
      <text:p text:style-name="P18"/>
      <text:p text:style-name="P9">#include&lt;stdio.h&gt; </text:p>
      <text:p text:style-name="P9">int main() </text:p>
      <text:p text:style-name="P9">{ </text:p>
      <text:p text:style-name="P9"><text:tab/>int i=5,j; </text:p>
      <text:p text:style-name="P9"><text:tab/>j=(i=i+1,i=i+2,i+3); </text:p>
      <text:p text:style-name="P9"><text:tab/>printf("values i and j = %d %d \n",i,j); </text:p>
      <text:p text:style-name="P9"><text:tab/>return 0; </text:p>
      <text:p text:style-name="P9">} </text:p>
      <text:p text:style-name="P9"/>
      <text:p text:style-name="P9"/>
      <text:p text:style-name="P18"><text:span text:style-name="T11">32</text:span>. what is the output?</text:p>
      <text:p text:style-name="P9">int main() </text:p>
      <text:p text:style-name="P9"><text:soft-page-break/>{ </text:p>
      <text:p text:style-name="P9"><text:tab/>int i=0; </text:p>
      <text:p text:style-name="P9"><text:tab/>switch(i) { </text:p>
      <text:p text:style-name="P9"><text:tab/><text:tab/>case 2+2: printf("four"); break; </text:p>
      <text:p text:style-name="P9"><text:tab/><text:tab/>case 2/2: printf("one"); break; </text:p>
      <text:p text:style-name="P9"><text:tab/><text:tab/>case 2-2: printf("zero"); break; </text:p>
      <text:p text:style-name="P9"><text:tab/><text:tab/>case 2+1: printf("three"); break; </text:p>
      <text:p text:style-name="P9"><text:tab/><text:tab/>default : printf("default\n"); break; </text:p>
      <text:p text:style-name="P9"><text:tab/><text:tab/> </text:p>
      <text:p text:style-name="P9"><text:tab/>} </text:p>
      <text:p text:style-name="P9"><text:tab/>return 0; </text:p>
      <text:p text:style-name="P9">}</text:p>
      <text:p text:style-name="P9"/>
      <text:p text:style-name="P18"><text:span text:style-name="T11">33</text:span>. what is the output?</text:p>
      <text:p text:style-name="P18"/>
      <text:p text:style-name="P9">#include&lt;stdio.h&gt; </text:p>
      <text:p text:style-name="P9">int main() </text:p>
      <text:p text:style-name="P9">{ </text:p>
      <text:p text:style-name="P9"><text:tab/>int i=-5; </text:p>
      <text:p text:style-name="P9"><text:tab/>i=~i; </text:p>
      <text:p text:style-name="P9"><text:tab/>printf("value i = %d \n",i); </text:p>
      <text:p text:style-name="P9"><text:tab/>return 0; </text:p>
      <text:p text:style-name="P9">}</text:p>
      <text:p text:style-name="P9"/>
      <text:p text:style-name="P18"><text:span text:style-name="T11">34</text:span>. what is the output?</text:p>
      <text:p text:style-name="P18"/>
      <text:p text:style-name="P9">#include&lt;stdio.h&gt; </text:p>
      <text:p text:style-name="P9">int main() </text:p>
      <text:p text:style-name="P9">{ </text:p>
      <text:p text:style-name="P9"><text:tab/>int x,y,z; </text:p>
      <text:p text:style-name="P9"><text:tab/>x=0; y=1; </text:p>
      <text:p text:style-name="P9"><text:tab/>z= x &amp;&amp; ++y; </text:p>
      <text:p text:style-name="P9"><text:tab/>printf("values x y z = %d %d %d\n",x,y,z); </text:p>
      <text:p text:style-name="P9"><text:tab/>return 0; </text:p>
      <text:p text:style-name="P9">} </text:p>
      <text:p text:style-name="P9"/>
      <text:p text:style-name="P18"><text:span text:style-name="T11">35</text:span>. what is the output?</text:p>
      <text:p text:style-name="P9">#include&lt;stdio.h&gt; </text:p>
      <text:p text:style-name="P9">int main() </text:p>
      <text:p text:style-name="P9">{ </text:p>
      <text:p text:style-name="P9"><text:tab/>char ch=124; </text:p>
      <text:p text:style-name="P9"><text:tab/>while(0 &lt; ++ch) { </text:p>
      <text:p text:style-name="P9"><text:tab/><text:tab/>printf("ch value= %d\n",++ch); </text:p>
      <text:p text:style-name="P9"><text:tab/>} </text:p>
      <text:p text:style-name="P9"><text:soft-page-break/><text:tab/>return 0; </text:p>
      <text:p text:style-name="P9">}</text:p>
      <text:p text:style-name="P9"/>
      <text:p text:style-name="P19"><text:span text:style-name="T11">36</text:span>. what is the output?</text:p>
      <text:p text:style-name="P11">#include&lt;stdio.h&gt; </text:p>
      <text:p text:style-name="P11">int fun(int,int); </text:p>
      <text:p text:style-name="P11">int main() </text:p>
      <text:p text:style-name="P11">{ </text:p>
      <text:p text:style-name="P11"><text:tab/>int i=5; </text:p>
      <text:p text:style-name="P11"><text:tab/>fun(--i,i++); </text:p>
      <text:p text:style-name="P11"><text:tab/>fun(++i,i--); </text:p>
      <text:p text:style-name="P11"><text:tab/>return 0; </text:p>
      <text:p text:style-name="P11">} </text:p>
      <text:p text:style-name="P11">int fun(int x, int y) </text:p>
      <text:p text:style-name="P11">{ </text:p>
      <text:p text:style-name="P11"><text:tab/>printf("values x=%d y=%d\n",x++,y--); </text:p>
      <text:p text:style-name="P11"><text:tab/>return 0; </text:p>
      <text:p text:style-name="P11">}</text:p>
      <text:p text:style-name="P11"/>
      <text:p text:style-name="P10"/>
      <text:p text:style-name="P20"><text:span text:style-name="T11">37</text:span>. what is the output?</text:p>
      <text:p text:style-name="P23">#include&lt;stdio.h&gt; </text:p>
      <text:p text:style-name="P23">int main(int argc, char *argv[]) </text:p>
      <text:p text:style-name="P23">{ </text:p>
      <text:p text:style-name="P23"><text:s text:c="8"/>while(--argc &gt; 0) { </text:p>
      <text:p text:style-name="P23"/>
      <text:p text:style-name="P23"><text:s text:c="16"/>printf("%s\n",*++argv); </text:p>
      <text:p text:style-name="P23"/>
      <text:p text:style-name="P23"><text:s text:c="8"/>} </text:p>
      <text:p text:style-name="P23"><text:s text:c="8"/>return 0; </text:p>
      <text:p text:style-name="P23">}</text:p>
      <text:p text:style-name="P23"/>
      <text:p text:style-name="P20"><text:bookmark-start text:name="__RefHeading__115_1198501716"/><text:span text:style-name="T7">3</text:span><text:span text:style-name="T18">8</text:span><text:span text:style-name="T8">. what is the output?</text:span><text:bookmark-end text:name="__RefHeading__115_1198501716"/></text:p>
      <text:p text:style-name="P23">printf("%<text:span text:style-name="T16">c</text:span>\n",<text:span text:style-name="T16">(</text:span>*++argv<text:span text:style-name="T16">)[0]</text:span>); </text:p>
      <text:p text:style-name="P23"/>
      <text:p text:style-name="P23"/>
      <text:p text:style-name="P20"><text:bookmark-start text:name="__RefHeading__120_1198501716"/><text:span text:style-name="T7">3</text:span><text:span text:style-name="T18">9</text:span><text:span text:style-name="T8">. what is the output?</text:span><text:bookmark-end text:name="__RefHeading__120_1198501716"/></text:p>
      <text:p text:style-name="P23">printf("%<text:span text:style-name="T16">c</text:span>\n",**++argv<text:span text:style-name="T17">)</text:span>; </text:p>
      <text:p text:style-name="P23"/>
      <text:p text:style-name="P23"/>
      <text:p text:style-name="P20"><text:bookmark-start text:name="__RefHeading__117_1198501716"/><text:span text:style-name="T18">40</text:span><text:span text:style-name="T8">. what is the output?</text:span><text:bookmark-end text:name="__RefHeading__117_1198501716"/></text:p>
      <text:p text:style-name="P24">printf("%<text:span text:style-name="T16">c</text:span>\n",*++argv<text:span text:style-name="T16">[1]</text:span>); </text:p>
      <text:p text:style-name="P24"/>
      <text:p text:style-name="P24"/>
      <text:p text:style-name="P21"><text:span text:style-name="T19">41</text:span>. what is the output?</text:p>
      <text:p text:style-name="P27">#include&lt;stdio.h&gt; </text:p>
      <text:p text:style-name="P27"><text:soft-page-break/>int main(int argc, char *argv[]) </text:p>
      <text:p text:style-name="P27">{ </text:p>
      <text:p text:style-name="P27"><text:s text:c="8"/><text:span text:style-name="T19">printf(5+”Fascilile\n”);</text:span></text:p>
      <text:p text:style-name="P25">}</text:p>
      <text:p text:style-name="P25"/>
      <text:p text:style-name="P22"><text:span text:style-name="T19">42</text:span>. what is the output?</text:p>
      <text:p text:style-name="P28">#include&lt;stdio.h&gt; </text:p>
      <text:p text:style-name="P28">int main(int argc, char *argv[]) </text:p>
      <text:p text:style-name="P28">{ </text:p>
      <text:p text:style-name="P28"><text:s text:c="8"/><text:span text:style-name="T19">printf(%c\n”,”abcedfgh”[4]);</text:span></text:p>
      <text:p text:style-name="P26">}</text:p>
      <text:p text:style-name="P26"/>
      <text:p text:style-name="P26"/>
      <text:p text:style-name="P22"><text:span text:style-name="T19">43</text:span>. what is the output?</text:p>
      <text:p text:style-name="P28">#include&lt;stdio.h&gt; </text:p>
      <text:p text:style-name="P28">int main(int argc, char *argv[]) </text:p>
      <text:p text:style-name="P28">{ </text:p>
      <text:p text:style-name="P28"><text:s text:c="8"/><text:span text:style-name="T20">char str[]=”peace”;</text:span></text:p>
      <text:p text:style-name="P28"><text:tab/><text:span text:style-name="T20">char *s=str;</text:span></text:p>
      <text:p text:style-name="P28"><text:tab/><text:span text:style-name="T20">printf(“%s\n”,s++ +3);</text:span></text:p>
      <text:p text:style-name="P28"><text:tab/><text:span text:style-name="T20">return 0;</text:span></text:p>
      <text:p text:style-name="P26">}</text:p>
      <text:p text:style-name="P26"/>
      <text:h text:style-name="Heading_20_1" text:outline-level="1"><text:bookmark-start text:name="__RefHeading__130_1882298846"/>Implementation : C language Questions:<text:bookmark-end text:name="__RefHeading__130_1882298846"/></text:h>
      <text:p text:style-name="Text_20_body"/>
      <table:table table:name="Table1" table:style-name="Table1">
        <table:table-column table:style-name="Table1.A"/>
        <table:table-column table:style-name="Table1.B"/>
        <table:table-row>
          <table:table-cell table:style-name="Table1.A1" office:value-type="string">
            <text:p text:style-name="P29">S.NO</text:p>
          </table:table-cell>
          <table:table-cell table:style-name="Table1.B1" office:value-type="string">
            <text:p text:style-name="P29">Question</text:p>
          </table:table-cell>
        </table:table-row>
        <table:table-row>
          <table:table-cell table:style-name="Table1.A2" office:value-type="string">
            <text:p text:style-name="P31">1</text:p>
          </table:table-cell>
          <table:table-cell table:style-name="Table1.B2" office:value-type="string">
            <text:p text:style-name="P31">Write a Program to say little endian or big endian</text:p>
          </table:table-cell>
        </table:table-row>
        <table:table-row>
          <table:table-cell table:style-name="Table1.A2" office:value-type="string">
            <text:p text:style-name="P31">2</text:p>
          </table:table-cell>
          <table:table-cell table:style-name="Table1.B2" office:value-type="string">
            <text:p text:style-name="P31">Write a Program to set bit,clear bit ,toggle bit and print bits...using the macro</text:p>
          </table:table-cell>
        </table:table-row>
        <table:table-row>
          <table:table-cell table:style-name="Table1.A2" office:value-type="string">
            <text:p text:style-name="P31">3</text:p>
          </table:table-cell>
          <table:table-cell table:style-name="Table1.B2" office:value-type="string">
            <text:p text:style-name="P35">Writ<text:span text:style-name="T21">e</text:span> program to implement my/own printf function</text:p>
          </table:table-cell>
        </table:table-row>
        <table:table-row>
          <table:table-cell table:style-name="Table1.A2" office:value-type="string">
            <text:p text:style-name="P31">4</text:p>
          </table:table-cell>
          <table:table-cell table:style-name="Table1.B2" office:value-type="string">
            <text:p text:style-name="P31">Write a Program to print “string reverse” <text:s/>recursively</text:p>
          </table:table-cell>
        </table:table-row>
        <table:table-row>
          <table:table-cell table:style-name="Table1.A2" office:value-type="string">
            <text:p text:style-name="P31">5</text:p>
          </table:table-cell>
          <table:table-cell table:style-name="Table1.B2" office:value-type="string">
            <text:p text:style-name="P31">Write a Program to show the difference between int (*p)[3]; vs int *p[3]</text:p>
          </table:table-cell>
        </table:table-row>
        <table:table-row>
          <table:table-cell table:style-name="Table1.A2" office:value-type="string">
            <text:p text:style-name="P31">6</text:p>
          </table:table-cell>
          <table:table-cell table:style-name="Table1.B2" office:value-type="string">
            <text:p text:style-name="P31">Write a Program Given string is rotation of original string or not?</text:p>
          </table:table-cell>
        </table:table-row>
        <table:table-row>
          <table:table-cell table:style-name="Table1.A2" office:value-type="string">
            <text:p text:style-name="P31">7</text:p>
          </table:table-cell>
          <table:table-cell table:style-name="Table1.B2" office:value-type="string">
            <text:p text:style-name="P31">Write a Program : I/P string: aaabbbcccddd <text:s text:c="4"/>o/p: print: <text:s/>a3b3c3d3</text:p>
          </table:table-cell>
        </table:table-row>
        <table:table-row>
          <table:table-cell table:style-name="Table1.A2" office:value-type="string">
            <text:p text:style-name="P31">8</text:p>
          </table:table-cell>
          <table:table-cell table:style-name="Table1.B2" office:value-type="string">
            <text:p text:style-name="P31">Write a Program: initial string =He is good </text:p>
            <text:p text:style-name="P31"><text:tab/><text:tab/>Reverse string =good is He</text:p>
          </table:table-cell>
        </table:table-row>
        <table:table-row>
          <table:table-cell table:style-name="Table1.A2" office:value-type="string">
            <text:p text:style-name="P31">9.</text:p>
          </table:table-cell>
          <table:table-cell table:style-name="Table1.B2" office:value-type="string">
            <text:p text:style-name="P31">Write a function[most effective] to count the numbers 1 in a given number</text:p>
          </table:table-cell>
        </table:table-row>
        <table:table-row>
          <table:table-cell table:style-name="Table1.A2" office:value-type="string">
            <text:p text:style-name="P31">10.</text:p>
          </table:table-cell>
          <table:table-cell table:style-name="Table1.B2" office:value-type="string">
            <text:p text:style-name="P31">Write a Program: number conversion:from decimal to hexa, decimal <text:soft-page-break/>to oct, decimal to binary</text:p>
          </table:table-cell>
        </table:table-row>
        <table:table-row>
          <table:table-cell table:style-name="Table1.A2" office:value-type="string">
            <text:p text:style-name="P31">11.</text:p>
          </table:table-cell>
          <table:table-cell table:style-name="Table1.B2" office:value-type="string">
            <text:p text:style-name="P32">write a program to do the strcat operation </text:p>
          </table:table-cell>
        </table:table-row>
        <table:table-row>
          <table:table-cell table:style-name="Table1.A2" office:value-type="string">
            <text:p text:style-name="P32">12.</text:p>
          </table:table-cell>
          <table:table-cell table:style-name="Table1.B2" office:value-type="string">
            <text:p text:style-name="P32">wr<text:span text:style-name="T13">n</text:span>ite a program to do strtok operation</text:p>
          </table:table-cell>
        </table:table-row>
        <table:table-row>
          <table:table-cell table:style-name="Table1.A2" office:value-type="string">
            <text:p text:style-name="P32">13.</text:p>
          </table:table-cell>
          <table:table-cell table:style-name="Table1.B2" office:value-type="string">
            <text:p text:style-name="P32">write a program to do strstr operation </text:p>
          </table:table-cell>
        </table:table-row>
        <table:table-row>
          <table:table-cell table:style-name="Table1.A2" office:value-type="string">
            <text:p text:style-name="P32">14.</text:p>
          </table:table-cell>
          <table:table-cell table:style-name="Table1.B2" office:value-type="string">
            <text:p text:style-name="P32">write a program to do strdup operation </text:p>
          </table:table-cell>
        </table:table-row>
        <table:table-row>
          <table:table-cell table:style-name="Table1.A2" office:value-type="string">
            <text:p text:style-name="P32">15.</text:p>
          </table:table-cell>
          <table:table-cell table:style-name="Table1.B2" office:value-type="string">
            <text:p text:style-name="P32">write a program to do strchr operation </text:p>
          </table:table-cell>
        </table:table-row>
        <table:table-row>
          <table:table-cell table:style-name="Table1.A2" office:value-type="string">
            <text:p text:style-name="P32">16.</text:p>
          </table:table-cell>
          <table:table-cell table:style-name="Table1.B2" office:value-type="string">
            <text:p text:style-name="P32">How do you swap nos without using third variable</text:p>
          </table:table-cell>
        </table:table-row>
        <table:table-row>
          <table:table-cell table:style-name="Table1.A2" office:value-type="string">
            <text:p text:style-name="P32">18.</text:p>
          </table:table-cell>
          <table:table-cell table:style-name="Table1.B2" office:value-type="string">
            <text:p text:style-name="P32">write a program to do strcmp, strncmp, memcmp operations</text:p>
          </table:table-cell>
        </table:table-row>
        <table:table-row>
          <table:table-cell table:style-name="Table1.A2" office:value-type="string">
            <text:p text:style-name="P32">19.</text:p>
          </table:table-cell>
          <table:table-cell table:style-name="Table1.B2" office:value-type="string">
            <text:p text:style-name="P33"><text:span text:style-name="T6">write a program to do </text:span>strcpy,memcpy on string and char array</text:p>
          </table:table-cell>
        </table:table-row>
        <table:table-row>
          <table:table-cell table:style-name="Table1.A2" office:value-type="string">
            <text:p text:style-name="P32">20.</text:p>
          </table:table-cell>
          <table:table-cell table:style-name="Table1.B2" office:value-type="string">
            <text:p text:style-name="P33">How to find the offset of variable in a given structure? (container_of) implementation</text:p>
            <text:p text:style-name="P33">How to find the address of structure base, if you are </text:p>
            <text:p text:style-name="P33">given with variable/element address,which is inside of struct?</text:p>
          </table:table-cell>
        </table:table-row>
      </table:table>
      <text:p text:style-name="P40"/>
      <text:p text:style-name="P40"/>
      <text:h text:style-name="Heading_20_1" text:outline-level="1"><text:bookmark-start text:name="__RefHeading__132_1882298846"/>Hacker Ranker : <text:span text:style-name="T5">C language Questions:</text:span><text:bookmark-end text:name="__RefHeading__132_1882298846"/></text:h>
      <text:p text:style-name="P36"/>
      <table:table table:name="Table2" table:style-name="Table2">
        <table:table-column table:style-name="Table2.A"/>
        <table:table-column table:style-name="Table2.B"/>
        <table:table-column table:style-name="Table2.C"/>
        <table:table-row>
          <table:table-cell table:style-name="Table2.A1" office:value-type="string">
            <text:p text:style-name="P30">S.NO</text:p>
          </table:table-cell>
          <table:table-cell table:style-name="Table2.A1" office:value-type="string">
            <text:p text:style-name="P30">Question</text:p>
          </table:table-cell>
          <table:table-cell table:style-name="Table2.C1" office:value-type="string">
            <text:p text:style-name="P30">Link</text:p>
          </table:table-cell>
        </table:table-row>
        <table:table-row>
          <table:table-cell table:style-name="Table2.A2" office:value-type="string">
            <text:p text:style-name="P34">1</text:p>
          </table:table-cell>
          <table:table-cell table:style-name="Table2.A2" office:value-type="string">
            <text:p text:style-name="P34">AND Product</text:p>
          </table:table-cell>
          <table:table-cell table:style-name="Table2.C2" office:value-type="string">
            <text:p text:style-name="P34">https://www.hackerrank.com/challenges/and-product/problem</text:p>
          </table:table-cell>
        </table:table-row>
        <table:table-row>
          <table:table-cell table:style-name="Table2.A2" office:value-type="string">
            <text:p text:style-name="P34">2</text:p>
          </table:table-cell>
          <table:table-cell table:style-name="Table2.A2" office:value-type="string">
            <text:p text:style-name="P34">Flips the bits</text:p>
          </table:table-cell>
          <table:table-cell table:style-name="Table2.C2" office:value-type="string">
            <text:p text:style-name="P34">https://www.hackerrank.com/challenges/flipping-bits/problem</text:p>
          </table:table-cell>
        </table:table-row>
        <table:table-row>
          <table:table-cell table:style-name="Table2.A2" office:value-type="string">
            <text:p text:style-name="P34">3</text:p>
          </table:table-cell>
          <table:table-cell table:style-name="Table2.A2" office:value-type="string">
            <text:p text:style-name="P34">Lonely Integer</text:p>
          </table:table-cell>
          <table:table-cell table:style-name="Table2.C2" office:value-type="string">
            <text:p text:style-name="P34">https://www.hackerrank.com/challenges/lonely-integer/problem</text:p>
          </table:table-cell>
        </table:table-row>
        <table:table-row>
          <table:table-cell table:style-name="Table2.A2" office:value-type="string">
            <text:p text:style-name="P34">4</text:p>
          </table:table-cell>
          <table:table-cell table:style-name="Table2.A2" office:value-type="string">
            <text:p text:style-name="P34">MAX of xor</text:p>
          </table:table-cell>
          <table:table-cell table:style-name="Table2.C2" office:value-type="string">
            <text:p text:style-name="P34">https://www.hackerrank.com/challenges/maximizing-xor/problem</text:p>
          </table:table-cell>
        </table:table-row>
        <table:table-row>
          <table:table-cell table:style-name="Table2.A2" office:value-type="string">
            <text:p text:style-name="P34">5</text:p>
          </table:table-cell>
          <table:table-cell table:style-name="Table2.A2" office:value-type="string">
            <text:p text:style-name="P34">Sum vs xor</text:p>
          </table:table-cell>
          <table:table-cell table:style-name="Table2.C2" office:value-type="string">
            <text:p text:style-name="P34">https://www.hackerrank.com/challenges/sum-vs-xor/problem</text:p>
          </table:table-cell>
        </table:table-row>
        <table:table-row>
          <table:table-cell table:style-name="Table2.A2" office:value-type="string">
            <text:p text:style-name="P34">6</text:p>
          </table:table-cell>
          <table:table-cell table:style-name="Table2.A2" office:value-type="string">
            <text:p text:style-name="P34">Greatest xor</text:p>
          </table:table-cell>
          <table:table-cell table:style-name="Table2.C2" office:value-type="string">
            <text:p text:style-name="P34">https://www.hackerrank.com/challenges/the-great-xor/problem</text:p>
          </table:table-cell>
        </table:table-row>
        <table:table-row>
          <table:table-cell table:style-name="Table2.A2" office:value-type="string">
            <text:p text:style-name="P34">7</text:p>
          </table:table-cell>
          <table:table-cell table:style-name="Table2.A2" office:value-type="string">
            <text:p text:style-name="P34">recursive-digit-sum</text:p>
          </table:table-cell>
          <table:table-cell table:style-name="Table2.C2" office:value-type="string">
            <text:p text:style-name="P34">https://www.hackerrank.com/challenges/recursive-digit-sum/problem</text:p>
          </table:table-cell>
        </table:table-row>
        <table:table-row>
          <table:table-cell table:style-name="Table2.A2" office:value-type="string">
            <text:p text:style-name="P34">8</text:p>
          </table:table-cell>
          <table:table-cell table:style-name="Table2.A2" office:value-type="string">
            <text:p text:style-name="P34">jumping-on-<text:soft-page-break/>the-clouds</text:p>
          </table:table-cell>
          <table:table-cell table:style-name="Table2.C2" office:value-type="string">
            <text:p text:style-name="P34">https://www.hackerrank.com/challenges/jumping-on-<text:soft-page-break/>the-clouds/problem</text:p>
          </table:table-cell>
        </table:table-row>
        <table:table-row>
          <table:table-cell table:style-name="Table2.A2" office:value-type="string">
            <text:p text:style-name="P34">9</text:p>
          </table:table-cell>
          <table:table-cell table:style-name="Table2.A2" office:value-type="string">
            <text:p text:style-name="P34">jumping-on-the-clouds-revisited</text:p>
          </table:table-cell>
          <table:table-cell table:style-name="Table2.C2" office:value-type="string">
            <text:p text:style-name="P34">https://www.hackerrank.com/challenges/jumping-on-the-clouds-revisited/problem</text:p>
          </table:table-cell>
        </table:table-row>
        <table:table-row>
          <table:table-cell table:style-name="Table2.A2" office:value-type="string">
            <text:p text:style-name="P34">10</text:p>
          </table:table-cell>
          <table:table-cell table:style-name="Table2.A2" office:value-type="string">
            <text:p text:style-name="P34">kangaroo</text:p>
          </table:table-cell>
          <table:table-cell table:style-name="Table2.C2" office:value-type="string">
            <text:p text:style-name="P34">https://www.hackerrank.com/challenges/kangaroo/problem</text:p>
          </table:table-cell>
        </table:table-row>
        <table:table-row>
          <table:table-cell table:style-name="Table2.A2" office:value-type="string">
            <text:p text:style-name="P34">11</text:p>
          </table:table-cell>
          <table:table-cell table:style-name="Table2.A2" office:value-type="string">
            <text:p text:style-name="P34">lisa-workbook</text:p>
          </table:table-cell>
          <table:table-cell table:style-name="Table2.C2" office:value-type="string">
            <text:p text:style-name="P34">https://www.hackerrank.com/challenges/lisa-workbook/problem</text:p>
          </table:table-cell>
        </table:table-row>
        <table:table-row>
          <table:table-cell table:style-name="Table2.A2" office:value-type="string">
            <text:p text:style-name="P34">12</text:p>
          </table:table-cell>
          <table:table-cell table:style-name="Table2.A2" office:value-type="string">
            <text:p text:style-name="P34">migratory-birds</text:p>
          </table:table-cell>
          <table:table-cell table:style-name="Table2.C2" office:value-type="string">
            <text:p text:style-name="P34">https://www.hackerrank.com/challenges/migratory-birds/problem</text:p>
          </table:table-cell>
        </table:table-row>
        <table:table-row>
          <table:table-cell table:style-name="Table2.A2" office:value-type="string">
            <text:p text:style-name="P34">13</text:p>
          </table:table-cell>
          <table:table-cell table:style-name="Table2.A2" office:value-type="string">
            <text:p text:style-name="P34">strange-advertising</text:p>
          </table:table-cell>
          <table:table-cell table:style-name="Table2.C2" office:value-type="string">
            <text:p text:style-name="P34">https://www.hackerrank.com/challenges/strange-advertising/problem</text:p>
          </table:table-cell>
        </table:table-row>
        <table:table-row>
          <table:table-cell table:style-name="Table2.A2" office:value-type="string">
            <text:p text:style-name="P34">14</text:p>
          </table:table-cell>
          <table:table-cell table:style-name="Table2.A2" office:value-type="string">
            <text:p text:style-name="P34">breaking-best-and-worst-records</text:p>
          </table:table-cell>
          <table:table-cell table:style-name="Table2.C2" office:value-type="string">
            <text:p text:style-name="P34">https://www.hackerrank.com/challenges/breaking-best-and-worst-records/problem</text:p>
          </table:table-cell>
        </table:table-row>
        <table:table-row>
          <table:table-cell table:style-name="Table2.A2" office:value-type="string">
            <text:p text:style-name="P34">15</text:p>
          </table:table-cell>
          <table:table-cell table:style-name="Table2.A2" office:value-type="string">
            <text:p text:style-name="P34">beautiful-days-at-the-movies</text:p>
          </table:table-cell>
          <table:table-cell table:style-name="Table2.C2" office:value-type="string">
            <text:p text:style-name="P34">https://www.hackerrank.com/challenges/beautiful-days-at-the-movies/problem</text:p>
          </table:table-cell>
        </table:table-row>
        <table:table-row>
          <table:table-cell table:style-name="Table2.A2" office:value-type="string">
            <text:p text:style-name="P34">16</text:p>
          </table:table-cell>
          <table:table-cell table:style-name="Table2.A2" office:value-type="string">
            <text:p text:style-name="P34">utopian-tree</text:p>
          </table:table-cell>
          <table:table-cell table:style-name="Table2.C2" office:value-type="string">
            <text:p text:style-name="P34">https://www.hackerrank.com/challenges/utopian-tree/problem</text:p>
          </table:table-cell>
        </table:table-row>
        <table:table-row>
          <table:table-cell table:style-name="Table2.A2" office:value-type="string">
            <text:p text:style-name="P34">17</text:p>
          </table:table-cell>
          <table:table-cell table:style-name="Table2.A2" office:value-type="string">
            <text:p text:style-name="P34">circular-array-rotation</text:p>
          </table:table-cell>
          <table:table-cell table:style-name="Table2.C2" office:value-type="string">
            <text:p text:style-name="P34">https://www.hackerrank.com/challenges/circular-array-rotation/problem</text:p>
          </table:table-cell>
        </table:table-row>
        <table:table-row>
          <table:table-cell table:style-name="Table2.A2" office:value-type="string">
            <text:p text:style-name="P34">18</text:p>
          </table:table-cell>
          <table:table-cell table:style-name="Table2.A2" office:value-type="string">
            <text:p text:style-name="P34">strange-code</text:p>
          </table:table-cell>
          <table:table-cell table:style-name="Table2.C2" office:value-type="string">
            <text:p text:style-name="P34">https://www.hackerrank.com/challenges/strange-code/problem</text:p>
          </table:table-cell>
        </table:table-row>
        <table:table-row>
          <table:table-cell table:style-name="Table2.A2" office:value-type="string">
            <text:p text:style-name="P34">19</text:p>
          </table:table-cell>
          <table:table-cell table:style-name="Table2.A2" office:value-type="string">
            <text:p text:style-name="P34">funny-string/</text:p>
          </table:table-cell>
          <table:table-cell table:style-name="Table2.C2" office:value-type="string">
            <text:p text:style-name="P34">https://www.hackerrank.com/challenges/funny-string/problem</text:p>
          </table:table-cell>
        </table:table-row>
        <table:table-row>
          <table:table-cell table:style-name="Table2.A2" office:value-type="string">
            <text:p text:style-name="P34">20</text:p>
          </table:table-cell>
          <table:table-cell table:style-name="Table2.A2" office:value-type="string">
            <text:p text:style-name="P34">greedy-florist</text:p>
          </table:table-cell>
          <table:table-cell table:style-name="Table2.C2" office:value-type="string">
            <text:p text:style-name="P34">https://www.hackerrank.com/challenges/greedy-florist/problem</text:p>
          </table:table-cell>
        </table:table-row>
      </table:table>
      <text:p text:style-name="P36"/>
      <text:p text:style-name="P36"/>
      <text:p text:style-name="P36"/>
      <text:h text:style-name="Heading_20_1" text:outline-level="1"><text:bookmark-start text:name="__RefHeading__1403_1469932831"/>C <text:span text:style-name="T10">language: </text:span>O<text:span text:style-name="T10">ral</text:span> Q<text:span text:style-name="T10">uestions</text:span>:<text:bookmark-end text:name="__RefHeading__1403_1469932831"/></text:h>
      <text:p text:style-name="P37"/>
      <text:p text:style-name="P44">1)prototype of memory allocation functions </text:p>
      <text:p text:style-name="P38">Information: </text:p>
      <text:list xml:id="list3759779465870577055" text:style-name="L1">
        <text:list-header>
          <text:p text:style-name="P46"><text:soft-page-break/>1 <text:tab/>void * malloc (size_t) <text:tab/>: <text:s/>malloc (number *sizeof(int)); </text:p>
          <text:p text:style-name="P46">2 <text:tab/>void * calloc (size_t,size_t) <text:tab/>: <text:s/>calloc (number, sizeof(int)); </text:p>
          <text:p text:style-name="P46">3 <text:tab/>void * realloc (void*,size_t) <text:s text:c="2"/>: realloc (pointer_name, number * sizeof(int)); </text:p>
          <text:p text:style-name="P46">4 <text:tab/>void free (void (*) :<text:tab/>free (pointer_name); </text:p>
        </text:list-header>
      </text:list>
      <text:p text:style-name="P38"/>
      <text:p text:style-name="P44">2) what is Callback Functions: </text:p>
      <text:p text:style-name="P38">A callback function is a function that is called through a function pointer. </text:p>
      <text:p text:style-name="P38">When you pass the pointer of a function as a parameter to another function, and when that pointer is used to call the function it points to a call back is made. </text:p>
      <text:p text:style-name="P38"/>
      <text:p text:style-name="P44">3) what is constant pointer [ it will hold only one assignment[address]] </text:p>
      <text:p text:style-name="P37"/>
      <text:p text:style-name="P37">A constant pointer is declared as follows : </text:p>
      <text:p text:style-name="P37">&lt;type of pointer&gt; * const &lt;name of pointer&gt; </text:p>
      <text:p text:style-name="P37">An example declaration would look like : </text:p>
      <text:p text:style-name="P37"/>
      <text:p text:style-name="P37">int * const ptr; </text:p>
      <text:p text:style-name="P37"/>
      <text:p text:style-name="P43"><text:span text:style-name="T9">4</text:span>) what is pointer to constant [we can assign the new address to pointer, but should not change the value] </text:p>
      <text:p text:style-name="P37"/>
      <text:p text:style-name="P37">const &lt;type of pointer&gt;* &lt;name of pointer&gt; </text:p>
      <text:p text:style-name="P37">An example of definition could be : </text:p>
      <text:p text:style-name="P37">const int* ptr; </text:p>
      <text:p text:style-name="P37"/>
      <text:p text:style-name="P43"><text:soft-page-break/><text:span text:style-name="T9">5</text:span>) what is constant pointer to constant [it will hold the address and value, both can not be altered] </text:p>
      <text:p text:style-name="P37">const &lt;type of pointer&gt;* const &lt;name of pointer&gt; </text:p>
      <text:p text:style-name="P37">for example : </text:p>
      <text:p text:style-name="P37">const int* const ptr; </text:p>
      <text:p text:style-name="P37"/>
      <text:p text:style-name="P37">5)What is the difference between int (*p)[3]; vs int *p[3]; </text:p>
      <text:p text:style-name="P37"><text:tab/>p=p+1==&gt; int * 4 <text:s/></text:p>
      <text:p text:style-name="P37"/>
      <text:p text:style-name="P43">6) *ptr++ , (*ptr)++ what is the difference? </text:p>
      <text:p text:style-name="P37">*ptr++ means ,Increment the Pointer not Value Pointed by It </text:p>
      <text:p text:style-name="P37"/>
      <text:p text:style-name="P37">++*ptr means ,Increment the Value being Pointed to by ptr (*ptr)++ </text:p>
      <text:p text:style-name="P37"/>
      <text:p text:style-name="P43">7) what is wild &amp; dangling pointer?,how to avoid it in program? </text:p>
      <text:p text:style-name="P37"><text:span text:style-name="T2">Dangling pointer:</text:span>Pointer assigned some memory and then free that memory. After freeing when not assigned to NULL </text:p>
      <text:p text:style-name="P37">it still points to same memory address, such pointer <text:span text:style-name="T2">are dangling pointer. </text:span></text:p>
      <text:p text:style-name="P37"/>
      <text:p text:style-name="P37"><text:span text:style-name="T2">Wild pointer:</text:span>Pointer which are not initialized during its definition holding some junk value( a valid address) are <text:span text:style-name="T2">Wild pointer. </text:span></text:p>
      <text:p text:style-name="P37"/>
      <text:p text:style-name="P43">8) Size of data type depends on which compiler we use? </text:p>
      <text:p text:style-name="P37">A) yes, for <text:s/>gcc in 64bit machine gcc 4.9.2 version </text:p>
      <text:p text:style-name="P37">char <text:s text:c="6"/>- <text:s/>1Byte [Independent of Compiler] </text:p>
      <text:p text:style-name="P37">short int <text:s/>- 2Byte </text:p>
      <text:p text:style-name="P37">int <text:s text:c="7"/>- <text:s/>4Byte [Independent of Compiler , min 2, max 4] </text:p>
      <text:p text:style-name="P37">float <text:s text:c="5"/>- 4Byte [Independent of Compiler] </text:p>
      <text:p text:style-name="P37"><text:soft-page-break/>double <text:s text:c="4"/>- 8Byte [Independent of Compiler] </text:p>
      <text:p text:style-name="P37">Long double- 16Byte </text:p>
      <text:p text:style-name="P37"/>
      <text:p text:style-name="P37">char* <text:s text:c="5"/>- 8Byte (for 64bit machine) </text:p>
      <text:p text:style-name="P37"/>
      <text:p text:style-name="P43">9)Representation of positive and negative numbers in C language/compiler? </text:p>
      <text:p text:style-name="P37"/>
      <text:p text:style-name="P37">There are three well known methods for representing negative values in binary: </text:p>
      <text:p text:style-name="P37"/>
      <text:p text:style-name="P37"><text:span text:style-name="T2">Signed magnitude.</text:span> This is the easiest to understand, because it works the same as we are <text:s/>used to when dealing with negative decimal values: The first position (bit) represents the sign (0 for positive, 1 for negative), and the other bits represent the number. Although it is easy for us to understand, it is hard for computers to work with, especially when doing arithmetic with negative numbers. </text:p>
      <text:p text:style-name="P37"><text:s text:c="3"/></text:p>
      <text:p text:style-name="P37">In 8-bit signed magnitude, the value 8 is represented as 0 0001000 and -8 as 1 0001000. </text:p>
      <text:p text:style-name="P37"/>
      <text:p text:style-name="P37"><text:span text:style-name="T2">One's complement.</text:span> In this representation, negative numbers are created from the corresponding positive number by flipping all the bits and not just the sign bit. This makes it easier to work with negative numbers for a computer, but has the complication that there are two distinct representations for +0 and -0. </text:p>
      <text:p text:style-name="P37"><text:s/>The flipping of all the bits makes this harder to understand for humans. </text:p>
      <text:p text:style-name="P37">In 8-bit one's complement, the value 8 is represented as 00001000 and -8 as 11110111. </text:p>
      <text:p text:style-name="P37"/>
      <text:p text:style-name="P37"><text:soft-page-break/><text:span text:style-name="T2">Two's complement.</text:span> This is the most common representation used nowadays for negative integers because it is the easiest to work with for computers, but it is also the hardest to understand for humans. </text:p>
      <text:p text:style-name="P37">When comparing the bit patterns used for negative values between one's complement and two's complement, it can be observed that the same bit pattern in two's complement encodes for the next lower number. </text:p>
      <text:p text:style-name="P37">For example 11111111 stands for -0 in one's complement and for -1 in two's complement, and similarly for 10000000 (-127 vs -128). </text:p>
      <text:p text:style-name="P37"><text:s text:c="4"/>In 8-bit two's complement, the value 8 is represented as 00001000 and -8 as 11111000. </text:p>
      <text:p text:style-name="P37"/>
      <text:p text:style-name="P43">10)typedef vs #define </text:p>
      <text:p text:style-name="P37"/>
      <text:p text:style-name="P37"><text:s/><text:span text:style-name="T2">#define i</text:span>s a C-directive which is also used to define the aliases for various data types similar to typedef <text:s/>but with the following differences − </text:p>
      <text:p text:style-name="P43">typedef is limited to giving symbolic names to types only where as #define can be used to define alias </text:p>
      <text:p text:style-name="P37"><text:tab/>for values as well, q., you can define 1 as ONE etc. </text:p>
      <text:p text:style-name="P37"><text:s/>typedef interpretation is performed by the compiler whereas #define statements are processed by the pre-processor. </text:p>
      <text:p text:style-name="P37"/>
      <text:p text:style-name="P43">11)stack underflow - </text:p>
      <text:p text:style-name="P37">Computer Definition. An error condition that occurs when an item is called for from the stack, but the stack is empty. Contrast with stack overflow. </text:p>
      <text:p text:style-name="P37"/>
      <text:p text:style-name="P37">Now that we have a basic picture in mind of what a stack conceptually looks like, we can define what underflow and overflow are. </text:p>
      <text:p text:style-name="P37">Stack underflow happens when we try to pop (remove) an item from the stack, when nothing is actually there to remove. </text:p>
      <text:p text:style-name="P37">This will raise an alarm of sorts in the computer, because we told it to do <text:soft-page-break/>something that cannot be done. </text:p>
      <text:p text:style-name="P37"/>
      <text:p text:style-name="P37">Stack overflow happens when we try to push one more item onto our stack than it can actually hold. You see, the stack usually can only hold so much stuff. Typically, we allocate (set aside) where the stack is going to </text:p>
      <text:p text:style-name="P37">be in memory and how big it can get. So, when we stick too much stuff there or try to remove nothing, we will generate a stack overflow condition or stack underflow condition, respectively. </text:p>
      <text:p text:style-name="P37"/>
      <text:p text:style-name="P37"><text:span text:style-name="T2">12)Enumerated Types </text:span>are a special way of creating your own Type in C. The type is a "list of key words". </text:p>
      <text:p text:style-name="P37">Enumerated types are used to make a program clearer to the reader/maintainer of the program. </text:p>
      <text:p text:style-name="P37"/>
      <text:p text:style-name="P37">enum week{ sunday, monday, tuesday, wednesday, thursday, friday, saturday}; </text:p>
      <text:p text:style-name="P37">enum week today; </text:p>
      <text:p text:style-name="P37">enum boolean{ <text:s text:c="3"/>false; <text:s text:c="3"/>true;}; </text:p>
      <text:p text:style-name="P37">enum boolean check; </text:p>
      <text:p text:style-name="P37">enum month {JAN,FEB,MAR,APR,MAY,JUN,JUL,AUG,SEP,OCT,DEC}; </text:p>
      <text:p text:style-name="P37">enum month rmonth; </text:p>
      <text:p text:style-name="P37">enum compass_direction <text:s/>{north, <text:s text:c="3"/>east, <text:s text:c="3"/>south, <text:s text:c="3"/>west <text:s/>}; </text:p>
      <text:p text:style-name="P37">enum compass_direction my_direction; </text:p>
      <text:p text:style-name="P37">enum planets <text:s/>{Mercury, <text:s text:c="3"/>Venus, <text:s text:c="3"/>Earth, <text:s text:c="3"/>Mars, <text:s text:c="3"/>Jupiter, <text:s text:c="3"/>Saturn, <text:s text:c="3"/>Uranus, <text:s text:c="3"/>Neptune, <text:s text:c="3"/>Pluto <text:s/>}; </text:p>
      <text:p text:style-name="P37">enum planets planet1, planet2; </text:p>
      <text:p text:style-name="P37"/>
      <text:p text:style-name="P43">13)pointer dereference </text:p>
      <text:p text:style-name="P37">The operator * is used to do this, and is called the dereferencing operator. </text:p>
      <text:p text:style-name="P37"><text:soft-page-break/>int a = 10; int* ptr = &amp;a; printf("%d", *ptr); </text:p>
      <text:p text:style-name="P37">// With *ptr I'm dereferencing the pointer. // Which means, I am asking the value pointed at by the pointer. </text:p>
      <text:p text:style-name="P37">// ptr is pointing to the location in memory of the variable a. </text:p>
      <text:p text:style-name="P37">Dereferencing Operation is performed to access or manipulate data contained in memory location pointed to by a pointer </text:p>
      <text:p text:style-name="P37"/>
      <text:p text:style-name="P43">14) inline vs macro </text:p>
      <text:p text:style-name="P37"/>
      <text:p text:style-name="P43">15) typedef vs macro </text:p>
      <text:p text:style-name="P37"/>
      <text:p text:style-name="P43">16) sections of code </text:p>
      <text:p text:style-name="P37"/>
      <text:p text:style-name="P43">17) storage types, application use cases</text:p>
      <text:p text:style-name="P43"><text:s text:c="6"/><text:span text:style-name="T14">auto, register,static,extern</text:span></text:p>
      <text:p text:style-name="P37"><text:s/></text:p>
      <text:p text:style-name="P43">18) for, do-while,while ===&gt; decrementing loop </text:p>
      <text:p text:style-name="P37"/>
      <text:p text:style-name="P43">19) optimization levels </text:p>
      <text:p text:style-name="P37"/>
      <text:p text:style-name="P43">20) volatile key word, const attribute</text:p>
      <text:p text:style-name="P44"><text:s/><text:span text:style-name="T12">volatile is key word, tell to compiler do not do any optimization on this variable, whose value can vary dynamic, not in the program ,code control.</text:span></text:p>
      <text:p text:style-name="P38"/>
      <text:p text:style-name="P43">21)difference between declaration <text:s/>vs definition</text:p>
      <text:p text:style-name="P45">definition: type and memory allocation</text:p>
      <text:p text:style-name="P45">declaration: say somebody, some portion of code, it is defined, it says its data type.</text:p>
      <text:h text:style-name="P47" text:outline-level="1"><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2:02:41.455614096</meta:creation-date>
    <meta:generator>LibreOffice/4.2.8.2$Linux_X86_64 LibreOffice_project/420m0$Build-2</meta:generator>
    <dc:date>2020-01-23T10:18:03.980164153</dc:date>
    <meta:editing-duration>PT20H21M38S</meta:editing-duration>
    <meta:editing-cycles>125</meta:editing-cycles>
    <meta:document-statistic meta:table-count="2" meta:image-count="0" meta:object-count="1" meta:page-count="26" meta:paragraph-count="650" meta:word-count="2569" meta:character-count="18060" meta:non-whitespace-character-count="147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4661in"/>
    </style:style>
    <style:style style:name="co3" style:family="table-column">
      <style:table-column-properties fo:break-before="auto" style:column-width="4.3398in"/>
    </style:style>
    <style:style style:name="co4" style:family="table-column">
      <style:table-column-properties fo:break-before="auto" style:column-width="0.5516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text-align-source="fix" style:repeat-content="false" fo:border="0.06pt solid #000000"/>
      <style:paragraph-properties fo:text-align="center" fo:margin-left="0in"/>
      <style:text-properties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in"/>
    </style:style>
    <style:style style:name="ce3" style:family="table-cell" style:parent-style-name="Default">
      <style:table-cell-properties fo:background-color="#ffff00" fo:border="0.06pt solid #000000"/>
      <style:text-properties fo:font-weight="bold" style:font-weight-asian="bold" style:font-weight-complex="bold"/>
    </style:style>
    <style:style style:name="ce4" style:family="table-cell" style:parent-style-name="Default">
      <style:table-cell-properties fo:background-color="transparent" fo:border="0.06pt solid #000000"/>
    </style:style>
    <style:style style:name="ce5" style:family="table-cell" style:parent-style-name="Default">
      <style:table-cell-properties fo:border="0.06pt solid #000000"/>
    </style:style>
  </office:automatic-styles>
  <office:body>
    <office:spreadsheet>
      <table:table table:name="Sheet1" table:style-name="ta1">
        <table:table-column table:style-name="co1" table:default-cell-style-name="Default"/>
        <table:table-column table:style-name="co2" table:default-cell-style-name="ce2"/>
        <table:table-column table:style-name="co3" table:default-cell-style-name="ce4"/>
        <table:table-column table:style-name="co4" table:default-cell-style-name="ce5"/>
        <table:table-row table:style-name="ro1" table:number-rows-repeated="3">
          <table:table-cell/>
          <table:table-cell table:style-name="Default" table:number-columns-repeated="3"/>
        </table:table-row>
        <table:table-row table:style-name="ro1">
          <table:table-cell/>
          <table:table-cell table:style-name="ce1" office:value-type="string" calcext:value-type="string">
            <text:p>S.NO</text:p>
          </table:table-cell>
          <table:table-cell table:style-name="ce3" office:value-type="string" calcext:value-type="string">
            <text:p>Subject / Topic / Chapter</text:p>
          </table:table-cell>
          <table:table-cell table:style-name="ce3"/>
        </table:table-row>
        <table:table-row table:style-name="ro1">
          <table:table-cell/>
          <table:table-cell office:value-type="float" office:value="1" calcext:value-type="float">
            <text:p>1</text:p>
          </table:table-cell>
          <table:table-cell office:value-type="string" calcext:value-type="string">
            <text:p>C Language</text:p>
          </table:table-cell>
          <table:table-cell/>
        </table:table-row>
        <table:table-row table:style-name="ro1">
          <table:table-cell/>
          <table:table-cell office:value-type="float" office:value="2" calcext:value-type="float">
            <text:p>2</text:p>
          </table:table-cell>
          <table:table-cell office:value-type="string" calcext:value-type="string">
            <text:p>Data Structure – C</text:p>
          </table:table-cell>
          <table:table-cell/>
        </table:table-row>
        <table:table-row table:style-name="ro1">
          <table:table-cell/>
          <table:table-cell office:value-type="float" office:value="3" calcext:value-type="float">
            <text:p>3</text:p>
          </table:table-cell>
          <table:table-cell office:value-type="string" calcext:value-type="string">
            <text:p>LDD3</text:p>
          </table:table-cell>
          <table:table-cell/>
        </table:table-row>
        <table:table-row table:style-name="ro1">
          <table:table-cell/>
          <table:table-cell office:value-type="float" office:value="4" calcext:value-type="float">
            <text:p>4</text:p>
          </table:table-cell>
          <table:table-cell office:value-type="string" calcext:value-type="string">
            <text:p>ARM – Processor <text:s/>- Information</text:p>
          </table:table-cell>
          <table:table-cell/>
        </table:table-row>
        <table:table-row table:style-name="ro1">
          <table:table-cell/>
          <table:table-cell office:value-type="float" office:value="5" calcext:value-type="float">
            <text:p>5</text:p>
          </table:table-cell>
          <table:table-cell office:value-type="string" calcext:value-type="string">
            <text:p>Operating System Concepts</text:p>
          </table:table-cell>
          <table:table-cell/>
        </table:table-row>
        <table:table-row table:style-name="ro1">
          <table:table-cell/>
          <table:table-cell office:value-type="float" office:value="6" calcext:value-type="float">
            <text:p>6</text:p>
          </table:table-cell>
          <table:table-cell office:value-type="string" calcext:value-type="string">
            <text:p>Device Tree </text:p>
          </table:table-cell>
          <table:table-cell/>
        </table:table-row>
        <table:table-row table:style-name="ro1">
          <table:table-cell/>
          <table:table-cell office:value-type="float" office:value="7" calcext:value-type="float">
            <text:p>7</text:p>
          </table:table-cell>
          <table:table-cell office:value-type="string" calcext:value-type="string">
            <text:p>U-boot Source - Compilation / Configuration / CODE FLOW</text:p>
          </table:table-cell>
          <table:table-cell/>
        </table:table-row>
        <table:table-row table:style-name="ro1">
          <table:table-cell/>
          <table:table-cell office:value-type="float" office:value="8" calcext:value-type="float">
            <text:p>8</text:p>
          </table:table-cell>
          <table:table-cell office:value-type="string" calcext:value-type="string">
            <text:p>Linux Source – Compilation / Configuration <text:s/>/ CODE FLOW</text:p>
          </table:table-cell>
          <table:table-cell/>
        </table:table-row>
        <table:table-row table:style-name="ro1">
          <table:table-cell/>
          <table:table-cell office:value-type="float" office:value="9" calcext:value-type="float">
            <text:p>9</text:p>
          </table:table-cell>
          <table:table-cell office:value-type="string" calcext:value-type="string">
            <text:p>SOC – Main Controllers – Schematics</text:p>
          </table:table-cell>
          <table:table-cell/>
        </table:table-row>
        <table:table-row table:style-name="ro1">
          <table:table-cell/>
          <table:table-cell office:value-type="float" office:value="10" calcext:value-type="float">
            <text:p>10</text:p>
          </table:table-cell>
          <table:table-cell office:value-type="string" calcext:value-type="string">
            <text:p>Board Bring up Procedure – BOOT Sequence</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26">00/00/0000</text:date>, <text:time style:data-style-name="N2" text:time-value="12:03:39.708865172">00:00:00</text:time></text:p>
        </style:region-right>
      </style:header>
      <style:header-left style:display="false"/>
      <style:footer>
        <text:p>Page <text:page-number>1</text:page-number> / <text:page-count>99</text:page-count></text:p>
      </style:footer>
      <style:footer-left style:display="false"/>
    </style:master-page>
  </office:master-styles>
</office:document-styles>
</file>